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7000000249BE333ABB78A3D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text-properties fo:color="#697098" loext:opacity="100%"/>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fo:color="#bfc7d5" loext:opacity="100%"/>
    </style:style>
    <style:style style:name="P5" style:family="paragraph" style:parent-style-name="Quotations">
      <style:paragraph-properties style:writing-mode="lr-t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paragraph-properties fo:margin-top="0cm" fo:margin-bottom="0cm" style:contextual-spacing="fals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ize="10pt"/>
    </style:style>
    <style:style style:name="T2" style:family="text">
      <style:text-properties fo:language="en" fo:country="US"/>
    </style:style>
    <style:style style:name="T3" style:family="text">
      <style:text-properties fo:color="#bfc7d5" loext:opacity="100%" fo:background-color="#292d3e" loext:char-shading-value="0"/>
    </style:style>
    <style:style style:name="T4" style:family="text">
      <style:text-properties fo:color="#82aaff" loext:opacity="100%" fo:background-color="#292d3e" loext:char-shading-value="0"/>
    </style:style>
    <style:style style:name="T5" style:family="text">
      <style:text-properties fo:background-color="#292d3e" loext:char-shading-value="0"/>
    </style:style>
    <style:style style:name="T6" style:family="text">
      <style:text-properties fo:color="#c792ea" loext:opacity="100%" fo:background-color="#292d3e" loext:char-shading-value="0"/>
    </style:style>
    <style:style style:name="T7" style:family="text">
      <style:text-properties fo:color="#ffcb6b" loext:opacity="100%" fo:background-color="#292d3e" loext:char-shading-value="0"/>
    </style:style>
    <style:style style:name="T8" style:family="text">
      <style:text-properties fo:color="#d9f5dd" loext:opacity="100%" fo:background-color="#292d3e" loext:char-shading-value="0"/>
    </style:style>
    <style:style style:name="T9" style:family="text">
      <style:text-properties fo:color="#c3e88d" loext:opacity="100%" fo:background-color="#292d3e" loext:char-shading-value="0"/>
    </style:style>
    <style:style style:name="T10" style:family="text">
      <style:text-properties fo:color="#697098" loext:opacity="100%" fo:background-color="#292d3e" loext:char-shading-value="0"/>
    </style:style>
    <style:style style:name="T11" style:family="text">
      <style:text-properties fo:color="#f78c6c" loext:opacity="100%" fo:background-color="#292d3e" loext:char-shading-value="0"/>
    </style:style>
    <style:style style:name="T12" style:family="text">
      <style:text-properties fo:color="#89ddff" loext:opacity="100%" fo:background-color="#292d3e" loext:char-shading-value="0"/>
    </style:style>
    <style:style style:name="T13" style:family="text">
      <style:text-properties fo:color="#bec5d4" loext:opacity="100%" fo:background-color="#292d3e"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mc-embedded-subscribe-form" form:apply-filter="true" form:method="post" form:control-implementation="ooo:com.sun.star.form.component.Form" xlink:href="https://osteel.us5.list-manage.com/subscribe/post?u=dda32a39af10ca5ed21d00084&amp;id=e1b6d5529d"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mc-embedded-subscribe-form" form:apply-filter="true" form:method="post" form:control-implementation="ooo:com.sun.star.form.component.Form" xlink:href="https://osteel.us5.list-manage.com/subscribe/post?u=dda32a39af10ca5ed21d00084&amp;id=e1b6d5529d" xlink:type="simple">
          <form:properties>
            <form:property form:property-name="PropertyChangeNotificationEnabled" office:value-type="boolean" office:boolean-value="true"/>
          </form:properties>
          <form:text form:name="b_dda32a39af10ca5ed21d00084_e1b6d5529d"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mc-embedded-subscribe-form" form:apply-filter="true" form:method="post" form:control-implementation="ooo:com.sun.star.form.component.Form" xlink:href="https://osteel.us5.list-manage.com/subscribe/post?u=dda32a39af10ca5ed21d00084&amp;id=e1b6d5529d" xlink:type="simple">
          <form:properties>
            <form:property form:property-name="PropertyChangeNotificationEnabled" office:value-type="boolean" office:boolean-value="true"/>
          </form:properties>
          <form:text form:name="EMAIL"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mc-embedded-subscribe-form" form:apply-filter="true" form:method="post" form:control-implementation="ooo:com.sun.star.form.component.Form" xlink:href="https://osteel.us5.list-manage.com/subscribe/post?u=dda32a39af10ca5ed21d00084&amp;id=e1b6d5529d" xlink:type="simple">
          <form:properties>
            <form:property form:property-name="PropertyChangeNotificationEnabled" office:value-type="boolean" office:boolean-value="true"/>
          </form:properties>
          <form:text form:name="b_dda32a39af10ca5ed21d00084_e1b6d5529d"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 complete guide to Laravel Sail </text:h>
      <text:p text:style-name="Text_20_body"><text:span text:style-name="T1">Last updated: 2021-11-26 :: Published: 05/01/2021 :: [ </text:span><text:a xlink:type="simple" xlink:href="https://github.com/osteel/blog-tech-public/commits/master/posts/you-dont-need-laravel-sail.html" text:style-name="Internet_20_link" text:visited-style-name="Visited_20_Internet_20_Link"><text:span text:style-name="T1">history</text:span></text:a><text:span text:style-name="T1"> ] </text:span>Been here before? </text:p>
      <text:p text:style-name="Text_20_body"><text:bookmark text:name="mce-EMAIL"/><draw:control text:anchor-type="as-char" draw:z-index="0" draw:name="Forma1" draw:style-name="gr1" draw:text-style-name="P17" svg:width="4.393cm" svg:height="0.662cm" draw:control="control1"/><text:s/></text:p>
      <text:p text:style-name="Text_20_body"><draw:control text:anchor-type="as-char" draw:z-index="1" draw:name="Forma2" draw:style-name="gr1" draw:text-style-name="P17" svg:width="4.393cm" svg:height="0.662cm" draw:control="control2"/></text:p>
      <text:p text:style-name="Text_20_body">You can also subscribe to the <text:a xlink:type="simple" xlink:href="https://tech.osteel.me/feeds/rss.xml" text:style-name="Internet_20_link" text:visited-style-name="Visited_20_Internet_20_Link">RSS</text:a> or <text:a xlink:type="simple" xlink:href="https://tech.osteel.me/feeds/atom.xml" text:style-name="Internet_20_link" text:visited-style-name="Visited_20_Internet_20_Link">Atom</text:a> feed, or follow me on <text:a xlink:type="simple" xlink:href="https://twitter.com/osteel" text:style-name="Internet_20_link" text:visited-style-name="Visited_20_Internet_20_Link">Twitter</text:a>.</text:p>
      <text:p text:style-name="Text_20_body"/>
      <text:p text:style-name="Quotations">Truman continues to steer his wrecked sailboat towards the infinitely receding horizon. All is calm until we see the bow of the boat suddenly strike a huge, blue wall, knocking Truman off his feet. Truman recovers and clambers across the deck to the bow of the boat. Looming above him out of the sea is a cyclorama of colossal dimensions. The sky he has been sailing towards is nothing but a painted backdrop. (Andrew M. Niccol, <text:a xlink:type="simple" xlink:href="http://www.dailyscript.com/scripts/the-truman-show_shooting.html" text:style-name="Internet_20_link" text:visited-style-name="Visited_20_Internet_20_Link">The Truman Show</text:a>)</text:p>
      <text:p text:style-name="Horizontal_20_Line"/>
      <text:p text:style-name="Text_20_body">On December 8 2020, Taylor Otwell announced the launch of <text:a xlink:type="simple" xlink:href="https://laravel.com/docs/sail" text:style-name="Internet_20_link" text:visited-style-name="Visited_20_Internet_20_Link">Laravel Sail</text:a>, a development environment based on Docker, along with a large overhaul of Laravel's documentation:</text:p>
      <text:p text:style-name="P5">📸 <text:span text:style-name="T2">If you missed my stream walking through Laravel Sail and chatting about some of the documentation improvements, you can watch it here! Stream really starts at the timestamp in this link: </text:span><text:a xlink:type="simple" xlink:href="https://t.co/U0otoNHg8U" text:style-name="Internet_20_link" text:visited-style-name="Visited_20_Internet_20_Link">https://t.co/U0otoNHg8U</text:a><text:span text:style-name="T2"> 📸</text:span></text:p>
      <text:p text:style-name="Quotations">— Taylor Otwell ⛵️ (@taylorotwell) <text:a xlink:type="simple" xlink:href="https://twitter.com/taylorotwell/status/1336357588791947264?ref_src=twsrc%5Etfw" text:style-name="Internet_20_link" text:visited-style-name="Visited_20_Internet_20_Link">December 8, 2020</text:a></text:p>
      <text:p text:style-name="Text_20_body">The announcement caused a wave of excitement across the community, as a lot of people identified the new environment as an opportunity to finally get into Docker. But it also left some confusion in its wake, as Sail isn't exactly a guide to becoming a Docker expert, and it introduces an approach to development that is quite different from its predecessors.</text:p>
      <text:p text:style-name="Text_20_body">This post is about what to expect from Laravel Sail, how it works and how to make the most of it. It is also a plea to developers to break away from it, in favour of their own, tailored solution.</text:p>
      <text:p text:style-name="Text_20_body">But before we get there, we need to take a look under the deck, starting with a high-level explanation of what Sail is.</text:p>
      <text:h text:style-name="Heading_20_2" text:outline-level="2"><text:bookmark text:name="in-this-post"/>In this post</text:h>
      <text:list xml:id="list1006444777" text:style-name="L1">
        <text:list-item>
          <text:p text:style-name="P12"><text:a xlink:type="simple" xlink:href="https://tech.osteel.me/posts/you-dont-need-laravel-sail#in-this-post" text:style-name="Internet_20_link" text:visited-style-name="Visited_20_Internet_20_Link">In this post</text:a> </text:p>
        </text:list-item>
        <text:list-item>
          <text:p text:style-name="P12"><text:a xlink:type="simple" xlink:href="https://tech.osteel.me/posts/you-dont-need-laravel-sail#what-is-laravel-sail" text:style-name="Internet_20_link" text:visited-style-name="Visited_20_Internet_20_Link">What is Laravel Sail?</text:a> </text:p>
        </text:list-item>
        <text:list-item>
          <text:p text:style-name="P12"><text:a xlink:type="simple" xlink:href="https://tech.osteel.me/posts/you-dont-need-laravel-sail#how-does-it-compare-to-its-predecessors" text:style-name="Internet_20_link" text:visited-style-name="Visited_20_Internet_20_Link">How does it compare to its predecessors?</text:a> </text:p>
        </text:list-item>
        <text:list-item>
          <text:p text:style-name="P12"><text:a xlink:type="simple" xlink:href="https://tech.osteel.me/posts/you-dont-need-laravel-sail#how-does-it-work" text:style-name="Internet_20_link" text:visited-style-name="Visited_20_Internet_20_Link">How does it work?</text:a></text:p>
          <text:list>
            <text:list-item>
              <text:p text:style-name="P12"><text:a xlink:type="simple" xlink:href="https://tech.osteel.me/posts/you-dont-need-laravel-sail#the-docker-composeyml-file" text:style-name="Internet_20_link" text:visited-style-name="Visited_20_Internet_20_Link">The docker-compose.yml file</text:a></text:p>
              <text:list>
                <text:list-item>
                  <text:p text:style-name="P12"><text:a xlink:type="simple" xlink:href="https://tech.osteel.me/posts/you-dont-need-laravel-sail#the-mysql-service" text:style-name="Internet_20_link" text:visited-style-name="Visited_20_Internet_20_Link">The mysql service</text:a> </text:p>
                </text:list-item>
                <text:list-item>
                  <text:p text:style-name="P12"><text:a xlink:type="simple" xlink:href="https://tech.osteel.me/posts/you-dont-need-laravel-sail#the-redis-service" text:style-name="Internet_20_link" text:visited-style-name="Visited_20_Internet_20_Link">The redis service</text:a> </text:p>
                </text:list-item>
                <text:list-item>
                  <text:p text:style-name="P12"><text:a xlink:type="simple" xlink:href="https://tech.osteel.me/posts/you-dont-need-laravel-sail#the-laraveltest-service" text:style-name="Internet_20_link" text:visited-style-name="Visited_20_Internet_20_Link">The laravel.test service</text:a> </text:p>
                </text:list-item>
                <text:list-item>
                  <text:p text:style-name="P12"><text:soft-page-break/><text:a xlink:type="simple" xlink:href="https://tech.osteel.me/posts/you-dont-need-laravel-sail#the-meilisearch-mailhog-and-selenium-services" text:style-name="Internet_20_link" text:visited-style-name="Visited_20_Internet_20_Link">The meilisearch, mailhog and selenium services</text:a> </text:p>
                </text:list-item>
              </text:list>
            </text:list-item>
            <text:list-item>
              <text:p text:style-name="P12"><text:a xlink:type="simple" xlink:href="https://tech.osteel.me/posts/you-dont-need-laravel-sail#the-sail-script" text:style-name="Internet_20_link" text:visited-style-name="Visited_20_Internet_20_Link">The sail script</text:a> </text:p>
            </text:list-item>
          </text:list>
        </text:list-item>
        <text:list-item>
          <text:p text:style-name="P12"><text:a xlink:type="simple" xlink:href="https://tech.osteel.me/posts/you-dont-need-laravel-sail#extending-laravel-sail" text:style-name="Internet_20_link" text:visited-style-name="Visited_20_Internet_20_Link">Extending Laravel Sail</text:a></text:p>
          <text:list>
            <text:list-item>
              <text:p text:style-name="P12"><text:a xlink:type="simple" xlink:href="https://tech.osteel.me/posts/you-dont-need-laravel-sail#installing-extra-extensions" text:style-name="Internet_20_link" text:visited-style-name="Visited_20_Internet_20_Link">Installing extra extensions</text:a> </text:p>
            </text:list-item>
            <text:list-item>
              <text:p text:style-name="P12"><text:a xlink:type="simple" xlink:href="https://tech.osteel.me/posts/you-dont-need-laravel-sail#adding-new-services" text:style-name="Internet_20_link" text:visited-style-name="Visited_20_Internet_20_Link">Adding new services</text:a> </text:p>
            </text:list-item>
            <text:list-item>
              <text:p text:style-name="P12"><text:a xlink:type="simple" xlink:href="https://tech.osteel.me/posts/you-dont-need-laravel-sail#custom-sail-commands" text:style-name="Internet_20_link" text:visited-style-name="Visited_20_Internet_20_Link">Custom sail commands</text:a> </text:p>
            </text:list-item>
          </text:list>
        </text:list-item>
        <text:list-item>
          <text:p text:style-name="P12"><text:a xlink:type="simple" xlink:href="https://tech.osteel.me/posts/you-dont-need-laravel-sail#whats-wrong-with-laravel-sail-anyway" text:style-name="Internet_20_link" text:visited-style-name="Visited_20_Internet_20_Link">What's wrong with Laravel Sail anyway?</text:a> </text:p>
        </text:list-item>
        <text:list-item>
          <text:p text:style-name="P12"><text:a xlink:type="simple" xlink:href="https://tech.osteel.me/posts/you-dont-need-laravel-sail#the-whale-in-the-cabin" text:style-name="Internet_20_link" text:visited-style-name="Visited_20_Internet_20_Link">The whale in the cabin</text:a> </text:p>
        </text:list-item>
        <text:list-item>
          <text:p text:style-name="P12"><text:a xlink:type="simple" xlink:href="https://tech.osteel.me/posts/you-dont-need-laravel-sail#you-dont-need-laravel-sail" text:style-name="Internet_20_link" text:visited-style-name="Visited_20_Internet_20_Link">You don't need Laravel Sail</text:a> </text:p>
        </text:list-item>
        <text:list-item>
          <text:p text:style-name="P12"><text:a xlink:type="simple" xlink:href="https://tech.osteel.me/posts/you-dont-need-laravel-sail#conclusion" text:style-name="Internet_20_link" text:visited-style-name="Visited_20_Internet_20_Link">Conclusion</text:a> </text:p>
        </text:list-item>
        <text:list-item>
          <text:p text:style-name="P6"><text:a xlink:type="simple" xlink:href="https://tech.osteel.me/posts/you-dont-need-laravel-sail#resources" text:style-name="Internet_20_link" text:visited-style-name="Visited_20_Internet_20_Link">Resources</text:a> </text:p>
        </text:list-item>
      </text:list>
      <text:h text:style-name="Heading_20_2" text:outline-level="2"><text:bookmark text:name="what-is-laravel-sail"/>What is Laravel Sail?</text:h>
      <text:p text:style-name="Text_20_body">Sail is Laravel's latest development environment. It is the most recent addition to an already long list featuring official solutions like <text:a xlink:type="simple" xlink:href="https://laravel.com/docs/homestead" text:style-name="Internet_20_link" text:visited-style-name="Visited_20_Internet_20_Link">Homestead</text:a> and <text:a xlink:type="simple" xlink:href="https://laravel.com/docs/valet" text:style-name="Internet_20_link" text:visited-style-name="Visited_20_Internet_20_Link">Valet</text:a> on the one hand, and community efforts like <text:a xlink:type="simple" xlink:href="https://laragon.org/" text:style-name="Internet_20_link" text:visited-style-name="Visited_20_Internet_20_Link">Laragon</text:a>, <text:a xlink:type="simple" xlink:href="http://laradock.io/" text:style-name="Internet_20_link" text:visited-style-name="Visited_20_Internet_20_Link">Laradock</text:a>, <text:a xlink:type="simple" xlink:href="https://github.com/tighten/takeout" text:style-name="Internet_20_link" text:visited-style-name="Visited_20_Internet_20_Link">Takeout</text:a> and <text:a xlink:type="simple" xlink:href="https://vessel.shippingdocker.com/" text:style-name="Internet_20_link" text:visited-style-name="Visited_20_Internet_20_Link">Vessel</text:a> on the other (according to the <text:a xlink:type="simple" xlink:href="https://github.com/laravel/sail#inspiration" text:style-name="Internet_20_link" text:visited-style-name="Visited_20_Internet_20_Link">GitHub repository</text:a>, Sail is largely inspired by the latter).</text:p>
      <text:p text:style-name="Text_20_body">Laravel Sail is based on <text:a xlink:type="simple" xlink:href="https://www.docker.com/" text:style-name="Internet_20_link" text:visited-style-name="Visited_20_Internet_20_Link">Docker</text:a>, a technology leveraging <text:a xlink:type="simple" xlink:href="https://www.docker.com/resources/what-container" text:style-name="Internet_20_link" text:visited-style-name="Visited_20_Internet_20_Link">containers</text:a> to essentially package up applications so they can run quickly and easily on any operating system.</text:p>
      <text:p text:style-name="Text_20_body">The future of Sail appears to be bright, as the Laravel documentation immediately featured it as the <text:a xlink:type="simple" xlink:href="https://laravel.com/docs/installation#your-first-laravel-project" text:style-name="Internet_20_link" text:visited-style-name="Visited_20_Internet_20_Link">preferred way</text:a> to instal and run Laravel projects locally, a spot that Homestead and Valet had occupied for a long time.</text:p>
      <text:h text:style-name="Heading_20_2" text:outline-level="2"><text:bookmark text:name="how-does-it-compare-to-its-predecessors"/>How does it compare to its predecessors?</text:h>
      <text:p text:style-name="Text_20_body">As a refresher, <text:a xlink:type="simple" xlink:href="https://laravel.com/docs/homestead" text:style-name="Internet_20_link" text:visited-style-name="Visited_20_Internet_20_Link">Homestead</text:a> is a <text:a xlink:type="simple" xlink:href="https://www.vagrantup.com/" text:style-name="Internet_20_link" text:visited-style-name="Visited_20_Internet_20_Link">Vagrant</text:a> box (a virtual machine) featuring everything most Laravel applications need. That includes essential components like PHP, MySQL and a web server (Nginx), but also other technologies like PostgreSQL, Redis or Memcached.</text:p>
      <text:p text:style-name="Text_20_body"><text:a xlink:type="simple" xlink:href="https://laravel.com/docs/valet" text:style-name="Internet_20_link" text:visited-style-name="Visited_20_Internet_20_Link">Valet</text:a>, on the other hand, is a lightweight environment for macOS focussed on performance. It relies on a local installation of PHP instead of a virtual machine, and is intended to be used alongside other services like <text:a xlink:type="simple" xlink:href="https://dbngin.com/" text:style-name="Internet_20_link" text:visited-style-name="Visited_20_Internet_20_Link">DBngin</text:a> or <text:a xlink:type="simple" xlink:href="https://github.com/tighten/takeout" text:style-name="Internet_20_link" text:visited-style-name="Visited_20_Internet_20_Link">Takeout</text:a> to manage other dependencies like databases.</text:p>
      <text:p text:style-name="Text_20_body">While Homestead and Valet look quite different on paper, they promote the same general approach to local development, which is also shared by most of the aforementioned solutions: they try to be one-size-fits-all environments for Laravel projects and aim at managing them all under one roof.</text:p>
      <text:p text:style-name="Text_20_body">Sail's approach is different, in that the instructions to build the development environment come with the project's source code. Instead of relying on the presence of a third-party solution like Homestead on the developer's machine, Docker will read the set of instructions and build the corresponding environment from scratch.</text:p>
      <text:p text:style-name="Text_20_body">In other words, the application comes with batteries included and a single command will spin up and configure its dependencies. It will work regardless of the developer's operating system, so long as Docker is installed on it.</text:p>
      <text:p text:style-name="Text_20_body"><text:soft-page-break/>Laravel Sail introduces the notion of a bespoke development environment for the application, which, in my opinion, is the technology's real kicker.</text:p>
      <text:p text:style-name="Text_20_body">While this approach is a major departure from traditional solutions, Sail still bears some resemblance to them around the tools it comes with, some of which are essential, others not.</text:p>
      <text:p text:style-name="Text_20_body">Let's review the most important ones and how they are implemented.</text:p>
      <text:h text:style-name="Heading_20_2" text:outline-level="2"><text:bookmark text:name="how-does-it-work"/>How does it work?</text:h>
      <text:p text:style-name="Text_20_body">From here on, it will be easier to follow along with a fresh installation of Laravel, although the files I refer to always point to the <text:a xlink:type="simple" xlink:href="https://github.com/laravel/sail" text:style-name="Internet_20_link" text:visited-style-name="Visited_20_Internet_20_Link">official GitHub repository</text:a>. If you've got a little bit of time, go follow the <text:a xlink:type="simple" xlink:href="https://laravel.com/docs/installation#your-first-laravel-project" text:style-name="Internet_20_link" text:visited-style-name="Visited_20_Internet_20_Link">instructions for your operating system</text:a> now and come back once you've successfully run <text:span text:style-name="Source_20_Text">./vendor/bin/sail up</text:span> – I'll take it from there.</text:p>
      <text:p text:style-name="Text_20_body">While Sail allows us to <text:a xlink:type="simple" xlink:href="https://laravel.com/docs/#choosing-your-sail-services" text:style-name="Internet_20_link" text:visited-style-name="Visited_20_Internet_20_Link">pick the services</text:a> we're interested in when creating a new Laravel application, by default it is composed of three main components – PHP, MySQL and Redis. As per the <text:a xlink:type="simple" xlink:href="https://laravel.com/docs/sail#introduction" text:style-name="Internet_20_link" text:visited-style-name="Visited_20_Internet_20_Link">documentation</text:a>, the whole setup gravitates around two files – <text:a xlink:type="simple" xlink:href="https://github.com/laravel/sail/blob/1.x/stubs/docker-compose.stub" text:style-name="Internet_20_link" text:visited-style-name="Visited_20_Internet_20_Link">docker-compose.yml</text:a> (located at the root of the project after a fresh installation) and the <text:a xlink:type="simple" xlink:href="https://github.com/laravel/sail/blob/1.x/bin/sail" text:style-name="Internet_20_link" text:visited-style-name="Visited_20_Internet_20_Link">sail script</text:a> (under <text:span text:style-name="Source_20_Text">vendor/bin</text:span>).</text:p>
      <text:h text:style-name="Heading_20_3" text:outline-level="3"><text:bookmark text:name="the-docker-composeyml-file"/>The <text:span text:style-name="Source_20_Text">docker-compose.yml</text:span> file</text:h>
      <text:p text:style-name="Text_20_body">As mentioned already, Laravel Sail is based on Docker, which is a technology leveraging containers. The rule of thumb is that each container should only run one process, which roughly translates to each container running a single piece of software. Applying this rule to the above setup means we'll need a container for PHP, one for MySQL, and a third one for Redis.</text:p>
      <text:p text:style-name="Text_20_body">These containers make up your application, and for it to function properly, they need to be <text:span text:style-name="Emphasis">orchestrated</text:span>. There are several ways to do this, but Laravel Sail relies on <text:a xlink:type="simple" xlink:href="https://docs.docker.com/compose/" text:style-name="Internet_20_link" text:visited-style-name="Visited_20_Internet_20_Link">Docker Compose</text:a> for the job, which is the preferred solution for local setups.</text:p>
      <text:p text:style-name="Text_20_body">Docker Compose expects us to describe the various components of our application in a <text:span text:style-name="Source_20_Text">docker-compose.yml</text:span> file, in YAML format. If you open the one at the root of the project, you will see a <text:span text:style-name="Source_20_Text">version</text:span> parameter at the top, followed by a <text:span text:style-name="Source_20_Text">services</text:span> section containing a list of components comprising the ones I've just mentioned – <text:span text:style-name="Source_20_Text">laravel.test</text:span>, <text:span text:style-name="Source_20_Text">mysql</text:span> and <text:span text:style-name="Source_20_Text">redis</text:span> (and some other ones I'll briefly cover later).</text:p>
      <text:p text:style-name="Text_20_body">I'll describe the <text:span text:style-name="Source_20_Text">mysql</text:span>, <text:span text:style-name="Source_20_Text">redis</text:span> and <text:span text:style-name="Source_20_Text">laravel.test</text:span> services in that order, as the two first ones are simpler than the last.</text:p>
      <text:h text:style-name="Heading_20_4" text:outline-level="4"><text:bookmark text:name="the-mysql-service"/>The <text:span text:style-name="Source_20_Text">mysql</text:span> service</text:h>
      <text:p text:style-name="Text_20_body">As the name suggests, the <text:span text:style-name="Source_20_Text">mysql</text:span> service handles the MySQL database:</text:p>
      <text:p text:style-name="Preformatted_20_Text">mysql:</text:p>
      <text:p text:style-name="Preformatted_20_Text"><text:s text:c="4"/>image: 'mysql/mysql-server:8.0'</text:p>
      <text:p text:style-name="Preformatted_20_Text"><text:s text:c="4"/>ports:</text:p>
      <text:p text:style-name="Preformatted_20_Text"><text:s text:c="8"/>- '${FORWARD_DB_PORT:-3306}:3306'</text:p>
      <text:p text:style-name="Preformatted_20_Text"><text:s text:c="4"/>environment:</text:p>
      <text:p text:style-name="Preformatted_20_Text"><text:s text:c="8"/>MYSQL_ROOT_PASSWORD: '${DB_PASSWORD}'</text:p>
      <text:p text:style-name="Preformatted_20_Text"><text:s text:c="8"/>MYSQL_ROOT_HOST: "%"</text:p>
      <text:p text:style-name="Preformatted_20_Text"><text:s text:c="8"/>MYSQL_DATABASE: '${DB_DATABASE}'</text:p>
      <text:p text:style-name="Preformatted_20_Text"><text:s text:c="8"/>MYSQL_USER: '${DB_USERNAME}'</text:p>
      <text:p text:style-name="Preformatted_20_Text"><text:soft-page-break/><text:s text:c="8"/>MYSQL_PASSWORD: '${DB_PASSWORD}'</text:p>
      <text:p text:style-name="Preformatted_20_Text"><text:s text:c="8"/>MYSQL_ALLOW_EMPTY_PASSWORD: 1</text:p>
      <text:p text:style-name="Preformatted_20_Text"><text:s text:c="4"/>volumes:</text:p>
      <text:p text:style-name="Preformatted_20_Text"><text:s text:c="8"/>- 'sailmysql:/var/lib/mysql'</text:p>
      <text:p text:style-name="Preformatted_20_Text"><text:s text:c="4"/>networks:</text:p>
      <text:p text:style-name="Preformatted_20_Text"><text:s text:c="8"/>- sail</text:p>
      <text:p text:style-name="Preformatted_20_Text"><text:s text:c="4"/>healthcheck:</text:p>
      <text:p text:style-name="Preformatted_20_Text"><text:s text:c="8"/>test: ["CMD", "mysqladmin", "ping", "-p${DB_PASSWORD}"]</text:p>
      <text:p text:style-name="Preformatted_20_Text"><text:s text:c="8"/>retries: 3</text:p>
      <text:p text:style-name="P3"><text:s text:c="8"/>timeout: 5s</text:p>
      <text:p text:style-name="Text_20_body">The <text:span text:style-name="Source_20_Text">image</text:span> parameter indicates which <text:span text:style-name="Emphasis">image</text:span> should be used for this container. An easy way to understand the difference between images and containers is to borrow from Object-Oriented Programming concepts – an image is akin to a class and a container to an instance of that class.</text:p>
      <text:p text:style-name="Text_20_body">Here, we specify that we want to use the tag <text:span text:style-name="Source_20_Text">8.0</text:span> of the <text:span text:style-name="Source_20_Text">mysql/mysql-server</text:span> image, corresponding to MySQL Server version 8.0. By default, images are downloaded from <text:a xlink:type="simple" xlink:href="https://hub.docker.com/" text:style-name="Internet_20_link" text:visited-style-name="Visited_20_Internet_20_Link">Docker Hub</text:a>, which is the largest Docker image registry. Have a look at <text:a xlink:type="simple" xlink:href="https://hub.docker.com/r/mysql/mysql-server" text:style-name="Internet_20_link" text:visited-style-name="Visited_20_Internet_20_Link">the page for MySQL Server</text:a> – most images come with simple documentation explaining how to use them.</text:p>
      <text:p text:style-name="Text_20_body">The <text:span text:style-name="Source_20_Text">ports</text:span> section allows us to map local ports to container ports, following the <text:span text:style-name="Source_20_Text">local:container</text:span> notation. In the code snippet above, the value of the <text:span text:style-name="Source_20_Text">FORWARD_DB_PORT</text:span> environment variable (or <text:span text:style-name="Source_20_Text">3306</text:span> if that value is empty) is mapped to the container's <text:span text:style-name="Source_20_Text">3306</text:span> port. This is mostly useful to connect third-party software to the database, like <text:a xlink:type="simple" xlink:href="https://www.mysql.com/products/workbench/" text:style-name="Internet_20_link" text:visited-style-name="Visited_20_Internet_20_Link">MySQL Workbench</text:a> or <text:a xlink:type="simple" xlink:href="https://sequel-ace.com/" text:style-name="Internet_20_link" text:visited-style-name="Visited_20_Internet_20_Link">Sequel Ace</text:a> (the setup would also work without it).</text:p>
      <text:p text:style-name="Text_20_body"><text:span text:style-name="Source_20_Text">environments</text:span> is where we define environment variables for the container. Here, most of them receive the value of existing environment variables, which are loaded from the <text:span text:style-name="Source_20_Text">.env</text:span> file at the root of the project – <text:span text:style-name="Source_20_Text">docker-compose.yml</text:span> automatically detects and imports the content of this file. For instance, in the <text:span text:style-name="Source_20_Text">MYSQL_ROOT_PASSWORD: '${DB_PASSWORD}'</text:span> line, the container's <text:span text:style-name="Source_20_Text">MYSQL_ROOT_PASSWORD</text:span> environment variable will receive the value of <text:span text:style-name="Source_20_Text">DB_PASSWORD</text:span> from the <text:span text:style-name="Source_20_Text">.env</text:span> file.</text:p>
      <text:p text:style-name="Text_20_body"><text:span text:style-name="Source_20_Text">volumes</text:span> is to declare some of the container's files or folders as <text:span text:style-name="Emphasis">volumes</text:span>, either by mapping specific local files or folders to them or by letting Docker deal with it.</text:p>
      <text:p text:style-name="Text_20_body">Here, a single Docker-managed volume is defined: <text:span text:style-name="Source_20_Text">sailmysql</text:span>. This type of volume must be declared in a separate <text:span text:style-name="Source_20_Text">volumes</text:span> section, at the same level as <text:span text:style-name="Source_20_Text">services</text:span>. We can find it at the bottom of the <text:span text:style-name="Source_20_Text">docker-compose.yml</text:span> file:</text:p>
      <text:p text:style-name="Preformatted_20_Text">volumes:</text:p>
      <text:p text:style-name="Preformatted_20_Text"><text:s text:c="4"/>sailmysql:</text:p>
      <text:p text:style-name="Preformatted_20_Text"><text:s text:c="8"/>driver: local</text:p>
      <text:p text:style-name="Preformatted_20_Text"><text:s text:c="4"/>sailredis:</text:p>
      <text:p text:style-name="Preformatted_20_Text"><text:s text:c="8"/>driver: local</text:p>
      <text:p text:style-name="Preformatted_20_Text"><text:s text:c="4"/>sailmeilisearch:</text:p>
      <text:p text:style-name="P3"><text:s text:c="8"/>driver: local</text:p>
      <text:p text:style-name="Text_20_body">The <text:span text:style-name="Source_20_Text">sailmysql</text:span> volume is mapped to the container's <text:span text:style-name="Source_20_Text">/var/lib/mysql</text:span> folder, which is where the MySQL data is stored. This volume ensures that the data is persisted even when the container is destroyed, which is the case when we run the <text:span text:style-name="Source_20_Text">./vendor/bin/sail down</text:span> command.</text:p>
      <text:p text:style-name="Text_20_body"><text:soft-page-break/>The <text:span text:style-name="Source_20_Text">networks</text:span> section allows us to specify which internal networks the container should be available on. Here, all services are connected to the same <text:span text:style-name="Source_20_Text">sail</text:span> network, which is also defined at the bottom of <text:span text:style-name="Source_20_Text">docker-compose.yml</text:span>, in the <text:span text:style-name="Source_20_Text">networks</text:span> section above the <text:span text:style-name="Source_20_Text">volumes</text:span> one:</text:p>
      <text:p text:style-name="Preformatted_20_Text">networks:</text:p>
      <text:p text:style-name="Preformatted_20_Text"><text:s text:c="4"/>sail:</text:p>
      <text:p text:style-name="P3"><text:s text:c="8"/>driver: bridge</text:p>
      <text:p text:style-name="Text_20_body">Finally, <text:span text:style-name="Source_20_Text">healthcheck</text:span> is a way to indicate which conditions need to be true for the service to be <text:span text:style-name="Emphasis">ready</text:span>, as opposed to just be <text:span text:style-name="Emphasis">started</text:span>. I'll get back to this soon.</text:p>
      <text:h text:style-name="Heading_20_4" text:outline-level="4"><text:bookmark text:name="the-redis-service"/>The <text:span text:style-name="Source_20_Text">redis</text:span> service</text:h>
      <text:p text:style-name="Text_20_body">The <text:span text:style-name="Source_20_Text">redis</text:span> service is very similar to the <text:span text:style-name="Source_20_Text">mysql</text:span> one:</text:p>
      <text:p text:style-name="Preformatted_20_Text">redis:</text:p>
      <text:p text:style-name="Preformatted_20_Text"><text:s text:c="4"/>image: 'redis:alpine'</text:p>
      <text:p text:style-name="Preformatted_20_Text"><text:s text:c="4"/>ports:</text:p>
      <text:p text:style-name="Preformatted_20_Text"><text:s text:c="8"/>- '${FORWARD_REDIS_PORT:-6379}:6379'</text:p>
      <text:p text:style-name="Preformatted_20_Text"><text:s text:c="4"/>volumes:</text:p>
      <text:p text:style-name="Preformatted_20_Text"><text:s text:c="8"/>- 'sailredis:/data'</text:p>
      <text:p text:style-name="Preformatted_20_Text"><text:s text:c="4"/>networks:</text:p>
      <text:p text:style-name="Preformatted_20_Text"><text:s text:c="8"/>- sail</text:p>
      <text:p text:style-name="Preformatted_20_Text"><text:s text:c="4"/>healthcheck:</text:p>
      <text:p text:style-name="Preformatted_20_Text"><text:s text:c="8"/>test: ["CMD", "redis-cli", "ping"]</text:p>
      <text:p text:style-name="Preformatted_20_Text"><text:s text:c="8"/>retries: 3</text:p>
      <text:p text:style-name="P3"><text:s text:c="8"/>timeout: 5s</text:p>
      <text:p text:style-name="Text_20_body">We pull the <text:span text:style-name="Source_20_Text">alpine</text:span> tag of the <text:a xlink:type="simple" xlink:href="https://hub.docker.com/_/redis" text:style-name="Internet_20_link" text:visited-style-name="Visited_20_Internet_20_Link">official image</text:a> for Redis (<text:a xlink:type="simple" xlink:href="https://alpinelinux.org/" text:style-name="Internet_20_link" text:visited-style-name="Visited_20_Internet_20_Link">Alpine</text:a> is a lightweight Linux distribution) and we define which port to forward. We then declare a volume to persist the data, connect the container to the <text:span text:style-name="Source_20_Text">sail</text:span> network, and define the health check to perform to ensure the service is ready.</text:p>
      <text:h text:style-name="Heading_20_4" text:outline-level="4"><text:bookmark text:name="the-laraveltest-service"/>The <text:span text:style-name="Source_20_Text">laravel.test</text:span> service</text:h>
      <text:p text:style-name="Text_20_body">The <text:span text:style-name="Source_20_Text">laravel.test</text:span> service is slightly more complex:</text:p>
      <text:p text:style-name="Preformatted_20_Text">laravel.test:</text:p>
      <text:p text:style-name="Preformatted_20_Text"><text:s text:c="4"/>build:</text:p>
      <text:p text:style-name="Preformatted_20_Text"><text:s text:c="8"/>context: ./vendor/laravel/sail/runtimes/8.0</text:p>
      <text:p text:style-name="Preformatted_20_Text"><text:s text:c="8"/>dockerfile: Dockerfile</text:p>
      <text:p text:style-name="Preformatted_20_Text"><text:s text:c="8"/>args:</text:p>
      <text:p text:style-name="Preformatted_20_Text"><text:s text:c="12"/>WWWGROUP: '${WWWGROUP}'</text:p>
      <text:p text:style-name="Preformatted_20_Text"><text:s text:c="4"/>image: sail-8.0/app</text:p>
      <text:p text:style-name="Preformatted_20_Text"><text:s text:c="4"/>extra_hosts:</text:p>
      <text:p text:style-name="Preformatted_20_Text"><text:s text:c="8"/>- 'host.docker.internal:host-gateway'</text:p>
      <text:p text:style-name="Preformatted_20_Text"><text:s text:c="4"/>ports:</text:p>
      <text:p text:style-name="Preformatted_20_Text"><text:s text:c="8"/>- '${APP_PORT:-80}:80'</text:p>
      <text:p text:style-name="Preformatted_20_Text"><text:s text:c="4"/>environment:</text:p>
      <text:p text:style-name="Preformatted_20_Text"><text:s text:c="8"/>WWWUSER: '${WWWUSER}'</text:p>
      <text:p text:style-name="Preformatted_20_Text"><text:s text:c="8"/>LARAVEL_SAIL: 1</text:p>
      <text:p text:style-name="Preformatted_20_Text"><text:s text:c="8"/>XDEBUG_MODE: '${SAIL_XDEBUG_MODE:-off}'</text:p>
      <text:p text:style-name="Preformatted_20_Text"><text:s text:c="8"/>XDEBUG_CONFIG: '${SAIL_XDEBUG_CONFIG:-client_host=host.docker.internal}'</text:p>
      <text:p text:style-name="Preformatted_20_Text"><text:s text:c="4"/>volumes:</text:p>
      <text:p text:style-name="Preformatted_20_Text"><text:s text:c="8"/>- '.:/var/www/html'</text:p>
      <text:p text:style-name="Preformatted_20_Text"><text:s text:c="4"/>networks:</text:p>
      <text:p text:style-name="Preformatted_20_Text"><text:s text:c="8"/>- sail</text:p>
      <text:p text:style-name="Preformatted_20_Text"><text:s text:c="4"/>depends_on:</text:p>
      <text:p text:style-name="Preformatted_20_Text"><text:s text:c="8"/>- mysql</text:p>
      <text:p text:style-name="Preformatted_20_Text"><text:soft-page-break/><text:s text:c="8"/>- redis</text:p>
      <text:p text:style-name="Preformatted_20_Text"><text:s text:c="8"/>- meilisearch</text:p>
      <text:p text:style-name="P3"><text:s text:c="8"/>- selenium</text:p>
      <text:p text:style-name="Text_20_body">For starters, the name is a bit confusing, but this service is the one handling PHP (i.e. the one serving the Laravel application).</text:p>
      <text:p text:style-name="Text_20_body">Next, it has a <text:span text:style-name="Source_20_Text">build</text:span> section that we haven't seen before, which points to the <text:a xlink:type="simple" xlink:href="https://github.com/laravel/sail/blob/1.x/runtimes/8.0/Dockerfile" text:style-name="Internet_20_link" text:visited-style-name="Visited_20_Internet_20_Link">Dockerfile</text:a> that is present under the <text:span text:style-name="Source_20_Text">vendor/laravel/sail/runtimes/8.0</text:span> folder.</text:p>
      <text:p text:style-name="Text_20_body"><text:a xlink:type="simple" xlink:href="https://docs.docker.com/engine/reference/builder/" text:style-name="Internet_20_link" text:visited-style-name="Visited_20_Internet_20_Link">Dockerfiles</text:a> are text documents containing instructions to build images. Instead of using an existing image <text:span text:style-name="Emphasis">as-is</text:span> from Docker Hub, the Laravel team described their own in a Dockerfile. The first time we run the <text:span text:style-name="Source_20_Text">./vendor/bin/sail up</text:span> command, we build that image and create a container based on it.</text:p>
      <text:p text:style-name="Text_20_body">Open the Dockerfile and take a look at the first line:</text:p>
      <text:p text:style-name="P3">FROM ubuntu:21.04</text:p>
      <text:p text:style-name="Text_20_body">This means that the tag <text:span text:style-name="Source_20_Text">21.04</text:span> of <text:a xlink:type="simple" xlink:href="https://hub.docker.com/_/ubuntu" text:style-name="Internet_20_link" text:visited-style-name="Visited_20_Internet_20_Link">Ubuntu's image</text:a> is used as a starting point for the custom image; the rest of the file is essentially a list of instructions to build upon it, installing everything a standard Laravel application needs. That includes PHP, various extensions, and other packages like Git or Supervisor, as well as Composer.</text:p>
      <text:p text:style-name="Text_20_body">The end of the file also deserves a quick explanation:</text:p>
      <text:p text:style-name="Preformatted_20_Text">COPY start-container /usr/local/bin/start-container</text:p>
      <text:p text:style-name="Preformatted_20_Text">COPY supervisord.conf /etc/supervisor/conf.d/supervisord.conf</text:p>
      <text:p text:style-name="Preformatted_20_Text">COPY php.ini /etc/php/8.0/cli/conf.d/99-sail.ini</text:p>
      <text:p text:style-name="Preformatted_20_Text">RUN chmod +x /usr/local/bin/start-container</text:p>
      <text:p text:style-name="Preformatted_20_Text"/>
      <text:p text:style-name="Preformatted_20_Text">EXPOSE 8000</text:p>
      <text:p text:style-name="Preformatted_20_Text"/>
      <text:p text:style-name="P3">ENTRYPOINT ["start-container"]</text:p>
      <text:p text:style-name="Text_20_body">We can see that a bunch of local files are copied over to the container:</text:p>
      <text:list xml:id="list21495468" text:style-name="L2">
        <text:list-item>
          <text:p text:style-name="P13">the <text:a xlink:type="simple" xlink:href="https://github.com/laravel/sail/blob/1.x/runtimes/8.0/php.ini" text:style-name="Internet_20_link" text:visited-style-name="Visited_20_Internet_20_Link">php.ini file</text:a> is some custom configuration for PHP; </text:p>
        </text:list-item>
        <text:list-item>
          <text:p text:style-name="P13">the <text:a xlink:type="simple" xlink:href="https://github.com/laravel/sail/blob/1.x/runtimes/8.0/supervisord.conf" text:style-name="Internet_20_link" text:visited-style-name="Visited_20_Internet_20_Link">supervisord.conf file</text:a> is a configuration file for <text:a xlink:type="simple" xlink:href="http://supervisord.org/" text:style-name="Internet_20_link" text:visited-style-name="Visited_20_Internet_20_Link">Supervisor</text:a>, a process manager here responsible for starting the PHP process; </text:p>
        </text:list-item>
        <text:list-item>
          <text:p text:style-name="P13">the <text:a xlink:type="simple" xlink:href="https://github.com/laravel/sail/blob/1.x/runtimes/8.0/start-container" text:style-name="Internet_20_link" text:visited-style-name="Visited_20_Internet_20_Link">start-container file</text:a> is a Bash script that will do a few things every time the container starts, because it is defined as the container's <text:a xlink:type="simple" xlink:href="https://docs.docker.com/engine/reference/builder/#entrypoint" text:style-name="Internet_20_link" text:visited-style-name="Visited_20_Internet_20_Link">ENTRYPOINT</text:a>. We can see that it's made executable by the <text:span text:style-name="Source_20_Text">RUN chmod +x</text:span> instruction; </text:p>
        </text:list-item>
        <text:list-item>
          <text:p text:style-name="P7">finally, <text:span text:style-name="Source_20_Text">EXPOSE 8000</text:span> doesn't do anything, apart from informing the reader that this container listens on the specified port at runtime (which actually seems wrong here, since the application is served on port 80, not 8000). </text:p>
        </text:list-item>
      </text:list>
      <text:p text:style-name="Text_20_body">Other things are happening in this Dockerfile, but the above is the gist of it. Note that this one pertains to PHP 8.0, but Laravel Sail also supports <text:a xlink:type="simple" xlink:href="https://github.com/laravel/sail/blob/1.x/runtimes" text:style-name="Internet_20_link" text:visited-style-name="Visited_20_Internet_20_Link">other versions</text:a> whose Dockerfiles you can point to from the <text:span text:style-name="Source_20_Text">laravel.test</text:span> service in <text:span text:style-name="Source_20_Text">docker-compose.yml</text:span>, instead of that of PHP 8.0.</text:p>
      <text:p text:style-name="Text_20_body">Bringing our attention back to <text:span text:style-name="Source_20_Text">docker-compose.yml</text:span>, we can see that there is an <text:span text:style-name="Source_20_Text">extra_hosts</text:span> section we haven't encountered before. I won't get into too much detail, but it's here to ensure <text:a xlink:type="simple" xlink:href="https://xdebug.org/" text:style-name="Internet_20_link" text:visited-style-name="Visited_20_Internet_20_Link">Xdebug</text:a> runs smoothly <text:a xlink:type="simple" xlink:href="https://github.com/laravel/sail/pull/222" text:style-name="Internet_20_link" text:visited-style-name="Visited_20_Internet_20_Link">across operating systems</text:a>.</text:p>
      <text:p text:style-name="Text_20_body"><text:soft-page-break/>The service also has a <text:span text:style-name="Source_20_Text">depends_on</text:span> section containing the list of services that should be available before the Laravel application starts. Here, we need MySQL, Redis, Meilisearch and Selenium to be up and running first to avoid connection errors.</text:p>
      <text:p text:style-name="Text_20_body">This is where the health checks described earlier are useful. By default, <text:span text:style-name="Source_20_Text">depends_on</text:span> will wait for the specified services to be <text:span text:style-name="Emphasis">started</text:span>, which doesn't necessarily mean they are <text:span text:style-name="Emphasis">ready</text:span>. By specifying on which conditions these services are deemed ready, we ensure they are in the required state prior to starting the Laravel application.</text:p>
      <text:p text:style-name="Text_20_body">The rest of the settings should be familiar by now, so I'll skip them.</text:p>
      <text:h text:style-name="Heading_20_4" text:outline-level="4"><text:bookmark text:name="the-meilisearch-mailhog-and-selenium-services"/>The <text:span text:style-name="Source_20_Text">meilisearch</text:span>, <text:span text:style-name="Source_20_Text">mailhog</text:span> and <text:span text:style-name="Source_20_Text">selenium</text:span> services</text:h>
      <text:p text:style-name="Text_20_body">These are the smaller services I referred to earlier; they are already documented <text:a xlink:type="simple" xlink:href="https://laravel.com/docs/sail#meilisearch" text:style-name="Internet_20_link" text:visited-style-name="Visited_20_Internet_20_Link">here</text:a>, <text:a xlink:type="simple" xlink:href="https://laravel.com/docs/sail#previewing-emails" text:style-name="Internet_20_link" text:visited-style-name="Visited_20_Internet_20_Link">here</text:a> and <text:a xlink:type="simple" xlink:href="https://laravel.com/docs/sail#laravel-dusk" text:style-name="Internet_20_link" text:visited-style-name="Visited_20_Internet_20_Link">here</text:a>. The point is they work the same way as the other ones: they pull existing images from Docker Hub and use them as-is, with minimal configuration.</text:p>
      <text:h text:style-name="Heading_20_3" text:outline-level="3"><text:bookmark text:name="the-sail-script"/>The <text:span text:style-name="Source_20_Text">sail</text:span> script</text:h>
      <text:p text:style-name="Text_20_body">If you followed <text:a xlink:type="simple" xlink:href="https://laravel.com/docs/installation#your-first-laravel-project" text:style-name="Internet_20_link" text:visited-style-name="Visited_20_Internet_20_Link">Laravel's installation instructions</text:a> earlier, you must have run the following command at some point:</text:p>
      <text:p text:style-name="P3">$ ./vendor/bin/sail up</text:p>
      <text:p text:style-name="Text_20_body">The <text:a xlink:type="simple" xlink:href="https://github.com/laravel/sail/blob/1.x/bin/sail" text:style-name="Internet_20_link" text:visited-style-name="Visited_20_Internet_20_Link">sail file</text:a> that we call here is a Bash script whose function is to present a user-friendly interface to interact with Sail, saving us the pain to run and remember sometimes long-winded Docker commands.</text:p>
      <text:p text:style-name="Text_20_body">Let's open it now for closer inspection (don't worry if you're not familiar with Bash – it's pretty straightforward).</text:p>
      <text:p text:style-name="Text_20_body">We can ignore the whole first part of the file and focus on the big <text:span text:style-name="Source_20_Text">if</text:span> statement which starts like this:</text:p>
      <text:p text:style-name="Preformatted_20_Text">if [ $# -gt 0 ]; then</text:p>
      <text:p text:style-name="Preformatted_20_Text"><text:s text:c="4"/># Proxy PHP commands to the "php" binary on the application container...</text:p>
      <text:p text:style-name="Preformatted_20_Text"><text:s text:c="4"/>if [ "$1" == "php" ]; then</text:p>
      <text:p text:style-name="P3"><text:s text:c="8"/># ...</text:p>
      <text:p text:style-name="Text_20_body">In plain English, the <text:span text:style-name="Source_20_Text">$# -gt 0</text:span> bit translates to "if the number of arguments is greater than 0", meaning whenever we call the <text:span text:style-name="Source_20_Text">sail</text:span> script with arguments, the execution will enter that <text:span text:style-name="Source_20_Text">if</text:span> statement.</text:p>
      <text:p text:style-name="Text_20_body">In other words, when we run the <text:span text:style-name="Source_20_Text">./vendor/bin/sail up</text:span> command, we call the <text:span text:style-name="Source_20_Text">sail</text:span> script with the <text:span text:style-name="Source_20_Text">up</text:span> argument, and the execution gets inside the big <text:span text:style-name="Source_20_Text">if</text:span> statement where it looks for a condition matching the <text:span text:style-name="Source_20_Text">up</text:span> argument. Since there is none, the script goes all the way down to the end of the big <text:span text:style-name="Source_20_Text">if</text:span>, in the sort of catch-all <text:span text:style-name="Source_20_Text">else</text:span> we can find there:</text:p>
      <text:p text:style-name="Preformatted_20_Text"># Pass unknown commands to the "docker-compose" binary...</text:p>
      <text:p text:style-name="Preformatted_20_Text">else</text:p>
      <text:p text:style-name="Preformatted_20_Text"><text:s text:c="4"/>docker compose "$@"</text:p>
      <text:p text:style-name="P3">fi</text:p>
      <text:p text:style-name="Text_20_body"><text:soft-page-break/>The comment already tells us what's going on – the script passes the <text:span text:style-name="Source_20_Text">up</text:span> argument on to the <text:span text:style-name="Source_20_Text">docker-compose</text:span> binary. In other words, when we run <text:span text:style-name="Source_20_Text">./vendor/bin/sail up</text:span> we actually run <text:span text:style-name="Source_20_Text">docker-compose up</text:span>, which is the <text:a xlink:type="simple" xlink:href="https://docs.docker.com/compose/reference/up/" text:style-name="Internet_20_link" text:visited-style-name="Visited_20_Internet_20_Link">standard Docker Compose command</text:a> to start the containers for the services listed in <text:span text:style-name="Source_20_Text">docker-compose.yml</text:span>.</text:p>
      <text:p text:style-name="Text_20_body">This command downloads the corresponding images once if necessary, and builds the Laravel image based on the Dockerfile we talked about earlier.</text:p>
      <text:p text:style-name="Text_20_body">Give it a try! Run <text:span text:style-name="Source_20_Text">./vendor/bin/sail up</text:span> first, then <text:span text:style-name="Source_20_Text">docker compose up</text:span> – they do the same thing.</text:p>
      <text:p text:style-name="Text_20_body">Let's now look at a more complicated example, one involving Composer, which is among the packages installed by the application's Dockerfile. But before we do that, let's start Sail in <text:a xlink:type="simple" xlink:href="https://laravel.com/docs/sail#starting-and-stopping-sail" text:style-name="Internet_20_link" text:visited-style-name="Visited_20_Internet_20_Link">detached mode</text:a> to run the containers in the background:</text:p>
      <text:p text:style-name="P3">$ ./vendor/bin/sail up -d</text:p>
      <text:p text:style-name="Text_20_body">The <text:span text:style-name="Source_20_Text">sail</text:span> script allows us to run Composer commands, e.g.:</text:p>
      <text:p text:style-name="P3">$ ./vendor/bin/sail composer --version</text:p>
      <text:p text:style-name="Text_20_body">The above calls the <text:span text:style-name="Source_20_Text">sail</text:span> script with <text:span text:style-name="Source_20_Text">composer</text:span> and <text:span text:style-name="Source_20_Text">--version</text:span> as arguments, meaning the execution will enter that big <text:span text:style-name="Source_20_Text">if</text:span> statement again.</text:p>
      <text:p text:style-name="Text_20_body">Let's look for the condition dealing with Composer:</text:p>
      <text:p text:style-name="Preformatted_20_Text"># ...</text:p>
      <text:p text:style-name="Preformatted_20_Text"># Proxy Composer commands to the "composer" binary on the application container...</text:p>
      <text:p text:style-name="Preformatted_20_Text">elif [ "$1" == "composer" ]; then</text:p>
      <text:p text:style-name="Preformatted_20_Text"><text:s text:c="4"/>shift 1</text:p>
      <text:p text:style-name="Preformatted_20_Text"/>
      <text:p text:style-name="Preformatted_20_Text"><text:s text:c="4"/>if [ "$EXEC" == "yes" ]; then</text:p>
      <text:p text:style-name="Preformatted_20_Text"><text:s text:c="8"/>docker-compose exec \</text:p>
      <text:p text:style-name="Preformatted_20_Text"><text:s text:c="12"/>-u sail \</text:p>
      <text:p text:style-name="Preformatted_20_Text"><text:s text:c="12"/>"$APP_SERVICE" \</text:p>
      <text:p text:style-name="Preformatted_20_Text"><text:s text:c="12"/>composer "$@"</text:p>
      <text:p text:style-name="Preformatted_20_Text"><text:s text:c="4"/>else</text:p>
      <text:p text:style-name="Preformatted_20_Text"><text:s text:c="8"/>sail_is_not_running</text:p>
      <text:p text:style-name="Preformatted_20_Text"><text:s text:c="4"/>fi</text:p>
      <text:p text:style-name="P3"><text:s text:c="4"/># ...</text:p>
      <text:p text:style-name="Text_20_body">The first line of the condition starts with <text:span text:style-name="Source_20_Text">shift</text:span>, which is a Bash <text:span text:style-name="Emphasis">built-in</text:span> that skips as many arguments as the number it is followed by. In this case, <text:span text:style-name="Source_20_Text">shift 1</text:span> skips the <text:span text:style-name="Source_20_Text">composer</text:span> argument, making <text:span text:style-name="Source_20_Text">--version</text:span> the new first argument. The program then makes sure that Sail is running, before executing a weird command split over four lines, which I break down below:</text:p>
      <text:p text:style-name="Preformatted_20_Text">docker-compose exec \</text:p>
      <text:p text:style-name="Preformatted_20_Text"><text:s text:c="4"/>-u sail \</text:p>
      <text:p text:style-name="Preformatted_20_Text"><text:s text:c="4"/>"$APP_SERVICE" \</text:p>
      <text:p text:style-name="P3"><text:s text:c="4"/>composer "$@"</text:p>
      <text:p text:style-name="Text_20_body"><text:span text:style-name="Source_20_Text">exec</text:span> is the way Docker Compose allows us to execute commands on a container which is already running. <text:span text:style-name="Source_20_Text">-u</text:span> is an option indicating which user we want to execute the command as, and <text:span text:style-name="Source_20_Text">$APP_SERVICE</text:span> is the container on which we want to run it all. Here, its value is <text:soft-page-break/><text:span text:style-name="Source_20_Text">laravel.test</text:span>, which is the service's name in <text:span text:style-name="Source_20_Text">docker-compose.yml</text:span> as explained in a previous section. It is followed by the command we want to run once we're in the container, namely <text:span text:style-name="Source_20_Text">composer</text:span> followed by all the script's arguments. These now only comprise <text:span text:style-name="Source_20_Text">--version</text:span>, since we've skipped the first argument.</text:p>
      <text:p text:style-name="Text_20_body">In other words, when we run:</text:p>
      <text:p text:style-name="P3">$ ./vendor/bin/sail composer --version</text:p>
      <text:p text:style-name="Text_20_body">The command that is executed behind the scenes is the following:</text:p>
      <text:p text:style-name="P3">$ docker compose exec -u sail "laravel.test" composer "--version"</text:p>
      <text:p text:style-name="Text_20_body">It would be quite cumbersome to type this kind of command every single time; that's why the <text:span text:style-name="Source_20_Text">sail</text:span> script provides shortcuts for them, making the user experience much smoother.</text:p>
      <text:p text:style-name="Text_20_body">Have a look at the rest of the smaller <text:span text:style-name="Source_20_Text">if</text:span> statements inside the big one to see what else is covered – you'll see that the same principle is always more or less applied.</text:p>
      <text:p text:style-name="Horizontal_20_Line"/>
      <text:p text:style-name="Text_20_body">There are a few other features available out of the box (like <text:a xlink:type="simple" xlink:href="https://laravel.com/docs/sail#sharing-your-site" text:style-name="Internet_20_link" text:visited-style-name="Visited_20_Internet_20_Link">making local containers public</text:a>), but we've now covered the substance of what Laravel Sail currently offers. While this is a pretty good start already, it is somewhat limited, even for a basic application.</text:p>
      <text:p text:style-name="Text_20_body">The good news is that the Laravel team is aware of this, and built the environment with extension in mind:</text:p>
      <text:p text:style-name="Quotations">Since Sail is just Docker, you are free to customize nearly everything about it. (<text:a xlink:type="simple" xlink:href="https://laravel.com/docs/sail#sail-customization" text:style-name="Internet_20_link" text:visited-style-name="Visited_20_Internet_20_Link">The Laravel documentation</text:a>)</text:p>
      <text:p text:style-name="Text_20_body">Let's see what that means in practice.</text:p>
      <text:h text:style-name="Heading_20_2" text:outline-level="2"><text:bookmark text:name="extending-laravel-sail"/>Extending Laravel Sail</text:h>
      <text:p text:style-name="Text_20_body">The code covered in this section is also available as a <text:a xlink:type="simple" xlink:href="https://github.com/osteel/laravel-sail-extended" text:style-name="Internet_20_link" text:visited-style-name="Visited_20_Internet_20_Link">GitHub repository</text:a> you can refer to at any moment.</text:p>
      <text:p text:style-name="Text_20_body">We're going to explore three ways to extend Laravel Sail, using <text:a xlink:type="simple" xlink:href="https://www.mongodb.com/" text:style-name="Internet_20_link" text:visited-style-name="Visited_20_Internet_20_Link">MongoDB</text:a> as a test subject. But before we proceed, let's make sure we get our hands on as many configuration files as possible.</text:p>
      <text:p text:style-name="Text_20_body">The only thing we've got access to initially is the <text:a xlink:type="simple" xlink:href="https://github.com/laravel/sail/blob/1.x/stubs/docker-compose.stub" text:style-name="Internet_20_link" text:visited-style-name="Visited_20_Internet_20_Link">docker-compose.yml file</text:a>, but we can publish more assets with the following command, which will create a new <text:span text:style-name="Source_20_Text">docker</text:span> folder at the root of the project:</text:p>
      <text:p text:style-name="P3">$ ./vendor/bin/sail artisan sail:publish</text:p>
      <text:p text:style-name="Text_20_body">We'll get back to those in a minute; for the time being, let's try and instal the <text:a xlink:type="simple" xlink:href="https://github.com/jenssegers/laravel-mongodb" text:style-name="Internet_20_link" text:visited-style-name="Visited_20_Internet_20_Link">Laravel MongoDB</text:a> package, which will make it easy to use MongoDB with our favourite framework:</text:p>
      <text:p text:style-name="P3">$ ./vendor/bin/sail composer require jenssegers/mongodb</text:p>
      <text:p text:style-name="Text_20_body">Unfortunately, Composer is complaining about some missing extension:</text:p>
      <text:p text:style-name="Preformatted_20_Text">...</text:p>
      <text:p text:style-name="Preformatted_20_Text"><text:soft-page-break/>- mongodb/mongodb[dev-master, 1.10.0, ..., v1.10.x-dev] require ext-mongodb ^1.11.0 -&gt; it is missing from your system. Install or enable PHP's mongodb extension.</text:p>
      <text:p text:style-name="P3">...</text:p>
      <text:p text:style-name="Text_20_body">Let's fix this!</text:p>
      <text:h text:style-name="Heading_20_3" text:outline-level="3"><text:bookmark text:name="installing-extra-extensions"/>Installing extra extensions</text:h>
      <text:p text:style-name="Text_20_body">Earlier in this post, we talked about the way Sail uses Dockerfiles to build images matching Laravel's requirements for various PHP versions. These files were published with the command we ran at the beginning of this section – all we need to do is edit them to add the extensions we need, and to rebuild the corresponding images.</text:p>
      <text:p text:style-name="Text_20_body">Many extensions are available out of the box and we can list them with the following command:</text:p>
      <text:p text:style-name="P3">$ ./vendor/bin/sail php -m</text:p>
      <text:p text:style-name="Text_20_body">MongoDB is not part of them; to add it, open the <text:span text:style-name="Source_20_Text">docker/8.0/Dockerfile</text:span> file and spot the <text:span text:style-name="Source_20_Text">RUN</text:span> instruction installing the various packages:</text:p>
      <text:p text:style-name="Preformatted_20_Text">RUN apt-get update \</text:p>
      <text:p text:style-name="Preformatted_20_Text"><text:s text:c="4"/>&amp;&amp; apt-get install -y gnupg gosu curl ca-certificates zip unzip git supervisor sqlite3 libcap2-bin libpng-dev python2 \</text:p>
      <text:p text:style-name="Preformatted_20_Text"><text:s text:c="4"/>&amp;&amp; mkdir -p ~/.gnupg \</text:p>
      <text:p text:style-name="Preformatted_20_Text"><text:s text:c="4"/>&amp;&amp; chmod 600 ~/.gnupg \</text:p>
      <text:p text:style-name="Preformatted_20_Text"><text:s text:c="4"/>&amp;&amp; echo "disable-ipv6" &gt;&gt; ~/.gnupg/dirmngr.conf \</text:p>
      <text:p text:style-name="Preformatted_20_Text"><text:s text:c="4"/>&amp;&amp; apt-key adv --homedir ~/.gnupg --keyserver hkp://keyserver.ubuntu.com:80 --recv-keys E5267A6C \</text:p>
      <text:p text:style-name="Preformatted_20_Text"><text:s text:c="4"/>&amp;&amp; apt-key adv --homedir ~/.gnupg --keyserver hkp://keyserver.ubuntu.com:80 --recv-keys C300EE8C \</text:p>
      <text:p text:style-name="Preformatted_20_Text"><text:s text:c="4"/>&amp;&amp; echo "deb http://ppa.launchpad.net/ondrej/php/ubuntu hirsute main" &gt; /etc/apt/sources.list.d/ppa_ondrej_php.list \</text:p>
      <text:p text:style-name="Preformatted_20_Text"><text:s text:c="4"/>&amp;&amp; apt-get update \</text:p>
      <text:p text:style-name="Preformatted_20_Text"><text:s text:c="4"/>&amp;&amp; apt-get install -y php8.0-cli php8.0-dev \</text:p>
      <text:p text:style-name="Preformatted_20_Text"><text:s text:c="8"/>php8.0-pgsql php8.0-sqlite3 php8.0-gd \</text:p>
      <text:p text:style-name="Preformatted_20_Text"><text:s text:c="8"/>php8.0-curl php8.0-memcached \</text:p>
      <text:p text:style-name="Preformatted_20_Text"><text:s text:c="8"/>php8.0-imap php8.0-mysql php8.0-mbstring \</text:p>
      <text:p text:style-name="Preformatted_20_Text"><text:s text:c="8"/>php8.0-xml php8.0-zip php8.0-bcmath php8.0-soap \</text:p>
      <text:p text:style-name="Preformatted_20_Text"><text:s text:c="8"/>php8.0-intl php8.0-readline php8.0-pcov \</text:p>
      <text:p text:style-name="Preformatted_20_Text"><text:s text:c="8"/>php8.0-msgpack php8.0-igbinary php8.0-ldap \</text:p>
      <text:p text:style-name="Preformatted_20_Text"><text:s text:c="8"/>php8.0-redis php8.0-swoole php8.0-xdebug \</text:p>
      <text:p text:style-name="Preformatted_20_Text"><text:s text:c="4"/>&amp;&amp; php -r "readfile('http://getcomposer.org/installer');" | php -- --install-dir=/usr/bin/ --filename=composer \</text:p>
      <text:p text:style-name="Preformatted_20_Text"><text:s text:c="4"/>&amp;&amp; curl -sL https://deb.nodesource.com/setup_$NODE_VERSION.x | bash - \</text:p>
      <text:p text:style-name="Preformatted_20_Text"><text:s text:c="4"/>&amp;&amp; apt-get install -y nodejs \</text:p>
      <text:p text:style-name="Preformatted_20_Text"><text:s text:c="4"/>&amp;&amp; npm install -g npm \</text:p>
      <text:p text:style-name="Preformatted_20_Text"><text:s text:c="4"/>&amp;&amp; curl -sS https://dl.yarnpkg.com/debian/pubkey.gpg | apt-key add - \</text:p>
      <text:p text:style-name="Preformatted_20_Text"><text:s text:c="4"/>&amp;&amp; echo "deb https://dl.yarnpkg.com/debian/ stable main" &gt; /etc/apt/sources.list.d/yarn.list \</text:p>
      <text:p text:style-name="Preformatted_20_Text"><text:s text:c="4"/>&amp;&amp; apt-get update \</text:p>
      <text:p text:style-name="Preformatted_20_Text"><text:s text:c="4"/>&amp;&amp; apt-get install -y yarn \</text:p>
      <text:p text:style-name="Preformatted_20_Text"><text:s text:c="4"/>&amp;&amp; apt-get install -y mysql-client \</text:p>
      <text:p text:style-name="Preformatted_20_Text"><text:s text:c="4"/>&amp;&amp; apt-get install -y postgresql-client \</text:p>
      <text:p text:style-name="Preformatted_20_Text"><text:s text:c="4"/>&amp;&amp; apt-get -y autoremove \</text:p>
      <text:p text:style-name="Preformatted_20_Text"><text:s text:c="4"/>&amp;&amp; apt-get clean \</text:p>
      <text:p text:style-name="P3"><text:s text:c="4"/>&amp;&amp; rm -rf /var/lib/apt/lists/* /tmp/* /var/tmp/*</text:p>
      <text:p text:style-name="Text_20_body">It's easy to identify the block related to PHP extensions since they all start with <text:span text:style-name="Source_20_Text">php8.0</text:span>. Add the MongoDB extension at the end of the list:</text:p>
      <text:p text:style-name="P3"><text:soft-page-break/>php8.0-redis php8.0-swoole php8.0-xdebug php8.0-mongodb \</text:p>
      <text:p text:style-name="Text_20_body">You can see the detail of available PHP extensions for Ubuntu 21.04 <text:a xlink:type="simple" xlink:href="https://packages.ubuntu.com/hirsute/php/" text:style-name="Internet_20_link" text:visited-style-name="Visited_20_Internet_20_Link">here</text:a>.</text:p>
      <text:p text:style-name="Text_20_body">Save the file and run the following command:</text:p>
      <text:p text:style-name="P3">$ ./vendor/bin/sail build</text:p>
      <text:p text:style-name="Text_20_body">This will go through all the services listed in <text:span text:style-name="Source_20_Text">docker-compose.yml</text:span> and build the corresponding images if they have changed, including the <text:span text:style-name="Source_20_Text">laravel.test</text:span> service's, whose Dockerfile we've just updated.</text:p>
      <text:p text:style-name="Text_20_body">Once it's done, start the containers again:</text:p>
      <text:p text:style-name="P3">$ ./vendor/bin/sail up -d</text:p>
      <text:p text:style-name="Text_20_body">The command will detect that the image corresponding to the <text:span text:style-name="Source_20_Text">laravel.test</text:span> service has changed, and recreate the container:</text:p>
      <text:p text:style-name="Preformatted_20_Text">...</text:p>
      <text:p text:style-name="Preformatted_20_Text">laravel-sail-extended_mailhog_1 is up-to-date</text:p>
      <text:p text:style-name="Preformatted_20_Text">laravel-sail-extended_meilisearch_1 is up-to-date</text:p>
      <text:p text:style-name="P3">Recreating laravel-sail-extended_laravel.test_1 ... done</text:p>
      <text:p text:style-name="Text_20_body">That's it! The MongoDB extension for PHP is now installed and enabled. We've only done it for the PHP 8.0 image, but you can apply the same process to <text:a xlink:type="simple" xlink:href="https://github.com/laravel/sail/tree/1.x/runtimes" text:style-name="Internet_20_link" text:visited-style-name="Visited_20_Internet_20_Link">other PHP versions</text:a> by updating their own Dockerfile, with the right extension name (e.g. <text:span text:style-name="Source_20_Text">php7.4-mongodb</text:span>).</text:p>
      <text:p text:style-name="Text_20_body">We can now safely import the Laravel MongoDB package:</text:p>
      <text:p text:style-name="P3">$ ./vendor/bin/sail composer require jenssegers/mongodb</text:p>
      <text:p text:style-name="Text_20_body">Next up: adding a Docker service for MongoDB.</text:p>
      <text:h text:style-name="Heading_20_3" text:outline-level="3"><text:bookmark text:name="adding-new-services"/>Adding new services</text:h>
      <text:p text:style-name="Text_20_body">MongoDB is essentially another database, meaning the corresponding service will be very similar to that of MySQL and Redis. A quick search on <text:a xlink:type="simple" xlink:href="https://hub.docker.com/" text:style-name="Internet_20_link" text:visited-style-name="Visited_20_Internet_20_Link">Docker Hub</text:a> reveals that there is <text:a xlink:type="simple" xlink:href="https://hub.docker.com/_/mongo" text:style-name="Internet_20_link" text:visited-style-name="Visited_20_Internet_20_Link">an official image</text:a> for it, which we are going to use.</text:p>
      <text:p text:style-name="Text_20_body">Its documentation contains an example configuration for Docker Compose, which we can copy and adjust to our needs. Open <text:span text:style-name="Source_20_Text">docker-compose.yml</text:span> and add the following service at the bottom, after the other ones:</text:p>
      <text:p text:style-name="Preformatted_20_Text">mongo:</text:p>
      <text:p text:style-name="Preformatted_20_Text"><text:s text:c="4"/>image: 'mongo:4.4'</text:p>
      <text:p text:style-name="Preformatted_20_Text"><text:s text:c="4"/>restart: always</text:p>
      <text:p text:style-name="Preformatted_20_Text"><text:s text:c="4"/>environment:</text:p>
      <text:p text:style-name="Preformatted_20_Text"><text:s text:c="8"/>MONGO_INITDB_ROOT_USERNAME: '${DB_USERNAME}'</text:p>
      <text:p text:style-name="Preformatted_20_Text"><text:s text:c="8"/>MONGO_INITDB_ROOT_PASSWORD: '${DB_PASSWORD}'</text:p>
      <text:p text:style-name="Preformatted_20_Text"><text:s text:c="8"/>MONGO_INITDB_DATABASE: '${DB_DATABASE}'</text:p>
      <text:p text:style-name="Preformatted_20_Text"><text:s text:c="4"/>volumes:</text:p>
      <text:p text:style-name="Preformatted_20_Text"><text:s text:c="8"/>- 'sailmongo:/data/db'</text:p>
      <text:p text:style-name="Preformatted_20_Text"><text:s text:c="4"/>networks:</text:p>
      <text:p text:style-name="P3"><text:s text:c="8"/>- sail</text:p>
      <text:p text:style-name="Text_20_body"><text:soft-page-break/>The changes I've made are the following: first, I specified the tag <text:span text:style-name="Source_20_Text">4.4</text:span> of the <text:span text:style-name="Source_20_Text">mongo</text:span> image. If you don't specify one, Docker Compose will pull the <text:span text:style-name="Source_20_Text">latest</text:span> tag by default, which is not a good practice since it will refer to different versions of MongoDB over time, as new releases are available. The introduction of breaking changes could create instability in your Docker setup, so it's better to target a specific version, ideally matching the production one.</text:p>
      <text:p text:style-name="Text_20_body">Then, I declared a <text:span text:style-name="Source_20_Text">MONGO_INITDB_DATABASE</text:span> environment variable for the container to create a database with the corresponding name at start-up, and I matched the value of each environment variable to one coming from the <text:span text:style-name="Source_20_Text">.env</text:span> file (we'll come back to those in a minute).</text:p>
      <text:p text:style-name="Text_20_body">I also added a <text:span text:style-name="Source_20_Text">volumes</text:span> section, mounting a Docker-managed volume in the container's <text:span text:style-name="Source_20_Text">/data/db</text:span> folder. The same principle as MySQL and Redis here applies – if you don't persist the data on your local machine, it will be lost every time the MongoDB container is destroyed. In other words, as the MongoDB data is stored in the container's <text:span text:style-name="Source_20_Text">/data/db</text:span> folder, we persist that folder locally using a volume.</text:p>
      <text:p text:style-name="Text_20_body">As this volume doesn't exist yet, we need to declare it at the bottom of <text:span text:style-name="Source_20_Text">docker-compose.yml</text:span>, after the other ones:</text:p>
      <text:p text:style-name="Preformatted_20_Text">volumes:</text:p>
      <text:p text:style-name="Preformatted_20_Text"><text:s text:c="4"/>sailmysql:</text:p>
      <text:p text:style-name="Preformatted_20_Text"><text:s text:c="8"/>driver: local</text:p>
      <text:p text:style-name="Preformatted_20_Text"><text:s text:c="4"/>sailredis:</text:p>
      <text:p text:style-name="Preformatted_20_Text"><text:s text:c="8"/>driver: local</text:p>
      <text:p text:style-name="Preformatted_20_Text"><text:s text:c="4"/>sailmeilisearch:</text:p>
      <text:p text:style-name="Preformatted_20_Text"><text:s text:c="8"/>driver: local</text:p>
      <text:p text:style-name="Preformatted_20_Text"><text:s text:c="4"/>sailmongo:</text:p>
      <text:p text:style-name="P3"><text:s text:c="8"/>driver: local</text:p>
      <text:p text:style-name="Text_20_body">Finally, I added the <text:span text:style-name="Source_20_Text">networks</text:span> section to ensure the service is on the same network as the others.</text:p>
      <text:p text:style-name="Text_20_body">We can now configure Laravel MongoDB as per the package's <text:a xlink:type="simple" xlink:href="https://github.com/jenssegers/laravel-mongodb#configuration" text:style-name="Internet_20_link" text:visited-style-name="Visited_20_Internet_20_Link">instructions</text:a>. Open <text:span text:style-name="Source_20_Text">config/database.php</text:span> and add the following database connection:</text:p>
      <text:p text:style-name="Preformatted_20_Text">'mongodb' =&gt; [</text:p>
      <text:p text:style-name="Preformatted_20_Text"><text:s text:c="4"/>'driver' =&gt; 'mongodb',</text:p>
      <text:p text:style-name="Preformatted_20_Text"><text:s text:c="4"/>'host' =&gt; env('DB_HOST'),</text:p>
      <text:p text:style-name="Preformatted_20_Text"><text:s text:c="4"/>'port' =&gt; env('DB_PORT'),</text:p>
      <text:p text:style-name="Preformatted_20_Text"><text:s text:c="4"/>'database' =&gt; env('DB_DATABASE'),</text:p>
      <text:p text:style-name="Preformatted_20_Text"><text:s text:c="4"/>'username' =&gt; env('DB_USERNAME'),</text:p>
      <text:p text:style-name="Preformatted_20_Text"><text:s text:c="4"/>'password' =&gt; env('DB_PASSWORD'),</text:p>
      <text:p text:style-name="Preformatted_20_Text"><text:s text:c="4"/>'options' =&gt; [</text:p>
      <text:p text:style-name="Preformatted_20_Text"><text:s text:c="8"/>'database' =&gt; env('DB_AUTHENTICATION_DATABASE', 'admin'),</text:p>
      <text:p text:style-name="Preformatted_20_Text"><text:s text:c="4"/>],</text:p>
      <text:p text:style-name="P3">],</text:p>
      <text:p text:style-name="Text_20_body">Open the <text:span text:style-name="Source_20_Text">.env</text:span> file at the root of the project and change the database values as follows:</text:p>
      <text:p text:style-name="Preformatted_20_Text">DB_CONNECTION=mongodb</text:p>
      <text:p text:style-name="Preformatted_20_Text">DB_HOST=mongo</text:p>
      <text:p text:style-name="Preformatted_20_Text">DB_PORT=27017</text:p>
      <text:p text:style-name="Preformatted_20_Text">DB_DATABASE=laravel_sail</text:p>
      <text:p text:style-name="Preformatted_20_Text">DB_USERNAME=root</text:p>
      <text:p text:style-name="P3">DB_PASSWORD=root</text:p>
      <text:p text:style-name="Text_20_body"><text:soft-page-break/>The above makes MongoDB the main database connection. In a real case scenario, you might want to make it a secondary database like Redis, but for demonstration purposes, this will do.</text:p>
      <text:p text:style-name="Text_20_body"><text:span text:style-name="Source_20_Text">DB_HOST</text:span> is the name of the MongoDB service from <text:span text:style-name="Source_20_Text">docker-compose.yml</text:span>. Behind the scenes, Docker Compose resolves the service's name to the container's IP on the networks it manages (in our case, that's the single <text:span text:style-name="Source_20_Text">sail</text:span> network defined at the end of <text:span text:style-name="Source_20_Text">docker-compose.yml</text:span>).</text:p>
      <text:p text:style-name="Text_20_body"><text:span text:style-name="Source_20_Text">DB_PORT</text:span> is the port MongoDB is available on, which is <text:span text:style-name="Source_20_Text">27017</text:span> by default, as per the <text:a xlink:type="simple" xlink:href="https://hub.docker.com/_/mongo" text:style-name="Internet_20_link" text:visited-style-name="Visited_20_Internet_20_Link">image's description</text:a>.</text:p>
      <text:p text:style-name="Text_20_body">We're ready for a test! Run the following command again:</text:p>
      <text:p text:style-name="P3">$ ./vendor/bin/sail up -d</text:p>
      <text:p text:style-name="Text_20_body">It will download MongoDB's image, create the new volume and start the new container, which will also create the <text:span text:style-name="Source_20_Text">laravel_sail</text:span> database:</text:p>
      <text:p text:style-name="Preformatted_20_Text">➜ <text:s/>./vendor/bin/sail up -d</text:p>
      <text:p text:style-name="Preformatted_20_Text">Pulling mongo (mongo:4.4)...</text:p>
      <text:p text:style-name="Preformatted_20_Text">4.4: Pulling from library/mongo</text:p>
      <text:p text:style-name="Preformatted_20_Text">7b1a6ab2e44d: Pull complete</text:p>
      <text:p text:style-name="Preformatted_20_Text">90eb44ebc60b: Pull complete</text:p>
      <text:p text:style-name="P3">...</text:p>
      <text:p text:style-name="Text_20_body">Let's make sure of that by running Laravel's default migrations:</text:p>
      <text:p text:style-name="P3">$ ./vendor/bin/sail artisan migrate</text:p>
      <text:p text:style-name="Text_20_body">We can push the test further by updating the <text:span text:style-name="Source_20_Text">User</text:span> model so it <text:a xlink:type="simple" xlink:href="https://github.com/jenssegers/laravel-mongodb#extending-the-authenticable-base-model" text:style-name="Internet_20_link" text:visited-style-name="Visited_20_Internet_20_Link">extends</text:a> Laravel MongoDB's <text:span text:style-name="Source_20_Text">Authenticable</text:span> model:</text:p>
      <text:p text:style-name="Preformatted_20_Text">&lt;?php</text:p>
      <text:p text:style-name="Preformatted_20_Text"/>
      <text:p text:style-name="Preformatted_20_Text">namespace App\Models;</text:p>
      <text:p text:style-name="Preformatted_20_Text"/>
      <text:p text:style-name="Preformatted_20_Text">use Illuminate\Contracts\Auth\MustVerifyEmail;</text:p>
      <text:p text:style-name="Preformatted_20_Text">use Illuminate\Database\Eloquent\Factories\HasFactory;</text:p>
      <text:p text:style-name="Preformatted_20_Text">use Illuminate\Notifications\Notifiable;</text:p>
      <text:p text:style-name="Preformatted_20_Text">use Jenssegers\Mongodb\Auth\User as Authenticatable;</text:p>
      <text:p text:style-name="Preformatted_20_Text">use Laravel\Sanctum\HasApiTokens;</text:p>
      <text:p text:style-name="Preformatted_20_Text"/>
      <text:p text:style-name="Preformatted_20_Text">class User extends Authenticatable</text:p>
      <text:p text:style-name="Preformatted_20_Text">{</text:p>
      <text:p text:style-name="P3"><text:s text:c="4"/>// ...</text:p>
      <text:p text:style-name="Text_20_body">Use Tinker to try and create a model:</text:p>
      <text:p text:style-name="Preformatted_20_Text">$ ./vendor/bin/sail tinker</text:p>
      <text:p text:style-name="Preformatted_20_Text"/>
      <text:p text:style-name="Preformatted_20_Text">Psy Shell v0.10.5 (PHP 8.0.0 — cli) by Justin Hileman</text:p>
      <text:p text:style-name="P3">&gt;&gt;&gt; \App\Models\User::factory()-&gt;create();</text:p>
      <text:p text:style-name="Text_20_body">Great! Our MongoDB integration is functional.</text:p>
      <text:p text:style-name="Text_20_body">We can keep interacting with it using Tinker and Eloquent, but oftentimes it is useful to have direct access to the database, through third-party software or via a command-line interface such as the <text:a xlink:type="simple" xlink:href="https://docs.mongodb.com/manual/mongo/" text:style-name="Internet_20_link" text:visited-style-name="Visited_20_Internet_20_Link">Mongo shell</text:a>.</text:p>
      <text:p text:style-name="Text_20_body"><text:soft-page-break/>Let's add the latter to our setup.</text:p>
      <text:h text:style-name="Heading_20_3" text:outline-level="3"><text:bookmark text:name="custom-sail-commands"/>Custom <text:span text:style-name="Source_20_Text">sail</text:span> commands</text:h>
      <text:p text:style-name="Text_20_body">The good news is the Mongo shell is already available, as long as we know the right formula to summon it. Here it is, along with some extra commands to log into the database and list the users (run the first command from the project's root):</text:p>
      <text:p text:style-name="Preformatted_20_Text">$ docker-compose exec mongo mongo</text:p>
      <text:p text:style-name="Preformatted_20_Text"/>
      <text:p text:style-name="Preformatted_20_Text">MongoDB shell version v4.4.10</text:p>
      <text:p text:style-name="Preformatted_20_Text">connecting to: mongodb://127.0.0.1:27017/?compressors=disabled&amp;gssapiServiceName=mongodb</text:p>
      <text:p text:style-name="Preformatted_20_Text">Implicit session: session { "id" : UUID("be711959-a359-4d1f-8fd4-9af7bad42c23") }</text:p>
      <text:p text:style-name="Preformatted_20_Text">MongoDB server version: 4.4.10</text:p>
      <text:p text:style-name="Preformatted_20_Text">Welcome to the MongoDB shell.</text:p>
      <text:p text:style-name="Preformatted_20_Text">For interactive help, type "help".</text:p>
      <text:p text:style-name="Preformatted_20_Text">For more comprehensive documentation, see</text:p>
      <text:p text:style-name="Preformatted_20_Text"><text:s text:c="4"/>https://docs.mongodb.com/</text:p>
      <text:p text:style-name="Preformatted_20_Text">Questions? Try the MongoDB Developer Community Forums</text:p>
      <text:p text:style-name="Preformatted_20_Text"><text:s text:c="4"/>https://community.mongodb.com</text:p>
      <text:p text:style-name="Preformatted_20_Text">&gt; use admin</text:p>
      <text:p text:style-name="Preformatted_20_Text">switched to db admin</text:p>
      <text:p text:style-name="Preformatted_20_Text">&gt; db.auth("root", "root")</text:p>
      <text:p text:style-name="Preformatted_20_Text">1</text:p>
      <text:p text:style-name="Preformatted_20_Text">&gt; use laravel_sail</text:p>
      <text:p text:style-name="Preformatted_20_Text">switched to db laravel_sail</text:p>
      <text:p text:style-name="P3">&gt; db.users.find()</text:p>
      <text:p text:style-name="Text_20_body">The <text:span text:style-name="Source_20_Text">docker-compose exec mongo mongo</text:span> command should look familiar – earlier in the article, we looked at what the <text:span text:style-name="Source_20_Text">sail</text:span> script does behind the scenes, which mostly consists of translating simple <text:span text:style-name="Source_20_Text">sail</text:span> commands into more complex <text:span text:style-name="Source_20_Text">docker-compose</text:span> ones. Here, we're telling the <text:span text:style-name="Source_20_Text">docker-compose</text:span> binary to execute the <text:span text:style-name="Source_20_Text">mongo</text:span> command on the <text:span text:style-name="Source_20_Text">mongo</text:span> container.</text:p>
      <text:p text:style-name="Text_20_body">To be fair, this command isn't too bad and we could easily remember it; but for consistency, it would be nice to have a simpler <text:span text:style-name="Source_20_Text">sail</text:span> equivalent, like the following:</text:p>
      <text:p text:style-name="P3">$ ./vendor/bin/sail mongo</text:p>
      <text:p text:style-name="Text_20_body">To achieve this we'd need to complete the <text:span text:style-name="Source_20_Text">sail</text:span> script somehow, but as it is located inside the <text:span text:style-name="Source_20_Text">vendor</text:span> folder – which is created by Composer – we cannot update it directly. We need a way to build upon it without modifying it, which I've summarised below:</text:p>
      <text:list xml:id="list1748779621" text:style-name="L3">
        <text:list-item>
          <text:p text:style-name="P14">make a copy of the <text:span text:style-name="Source_20_Text">sail</text:span> script at the root of the project; </text:p>
        </text:list-item>
        <text:list-item>
          <text:p text:style-name="P14">replace the content of its big <text:span text:style-name="Source_20_Text">if</text:span> statement with custom conditions; </text:p>
        </text:list-item>
        <text:list-item>
          <text:p text:style-name="P8">if none of the custom conditions matches the current arguments, pass them on to the original <text:span text:style-name="Source_20_Text">sail</text:span> script. </text:p>
        </text:list-item>
      </text:list>
      <text:p text:style-name="Text_20_body">If we take a closer look at the <text:span text:style-name="Source_20_Text">sail</text:span> file with <text:span text:style-name="Source_20_Text">ls -al</text:span>, we can see that it's a symbolic link to the <text:span text:style-name="Source_20_Text">vendor/laravel/sail/bin/sail</text:span> file:</text:p>
      <text:p text:style-name="Preformatted_20_Text">➜ <text:s/>ls -al vendor/bin</text:p>
      <text:p text:style-name="Preformatted_20_Text">total 0</text:p>
      <text:p text:style-name="Preformatted_20_Text">drwxr-xr-x <text:s text:c="2"/>8 yannick <text:s/>staff <text:s text:c="2"/>256 26 Nov 10:37 .</text:p>
      <text:p text:style-name="Preformatted_20_Text">drwxr-xr-x <text:s/>48 yannick <text:s/>staff <text:s/>1536 26 Nov 12:24 ..</text:p>
      <text:p text:style-name="Preformatted_20_Text"><text:soft-page-break/>...</text:p>
      <text:p text:style-name="Preformatted_20_Text">lrwxr-xr-x <text:s text:c="2"/>1 yannick <text:s/>staff <text:s text:c="3"/>24 26 Nov 10:36 sail -&gt; ../laravel/sail/bin/sail</text:p>
      <text:p text:style-name="P3">...</text:p>
      <text:p text:style-name="Text_20_body">Copy that file and paste it at the root of our project:</text:p>
      <text:p text:style-name="P3">$ cp vendor/laravel/sail/bin/sail .</text:p>
      <text:p text:style-name="Text_20_body">Open the new copy and replace the content of its big <text:span text:style-name="Source_20_Text">if</text:span> with the following, leaving the rest as-is:</text:p>
      <text:p text:style-name="Preformatted_20_Text">if [ $# -gt 0 ]; then</text:p>
      <text:p text:style-name="Preformatted_20_Text"><text:s text:c="4"/># Initiate a Mongo shell terminal session within the "mongo" container...</text:p>
      <text:p text:style-name="Preformatted_20_Text"><text:s text:c="4"/>if [ "$1" == "mongo" ]; then</text:p>
      <text:p text:style-name="Preformatted_20_Text"/>
      <text:p text:style-name="Preformatted_20_Text"><text:s text:c="8"/>if [ "$EXEC" == "yes" ]; then</text:p>
      <text:p text:style-name="Preformatted_20_Text"><text:s text:c="12"/>docker-compose exec mongo mongo</text:p>
      <text:p text:style-name="Preformatted_20_Text"><text:s text:c="8"/>else</text:p>
      <text:p text:style-name="Preformatted_20_Text"><text:s text:c="12"/>sail_is_not_running</text:p>
      <text:p text:style-name="Preformatted_20_Text"><text:s text:c="8"/>fi</text:p>
      <text:p text:style-name="Preformatted_20_Text"/>
      <text:p text:style-name="Preformatted_20_Text"><text:s text:c="4"/># Pass unknown commands to the original "sail" script...</text:p>
      <text:p text:style-name="Preformatted_20_Text"><text:s text:c="4"/>else</text:p>
      <text:p text:style-name="Preformatted_20_Text"><text:s text:c="8"/>./vendor/bin/sail "$@"</text:p>
      <text:p text:style-name="Preformatted_20_Text"><text:s text:c="4"/>fi</text:p>
      <text:p text:style-name="P3">fi</text:p>
      <text:p text:style-name="Text_20_body">In the above code, we removed all the <text:span text:style-name="Source_20_Text">if...else</text:span> conditions inside the big <text:span text:style-name="Source_20_Text">if</text:span> and added one of our own, which runs the command we used earlier to access the Mongo shell if the value of the script's first argument is <text:span text:style-name="Source_20_Text">mongo</text:span>. If it's not, the execution will hit the last <text:span text:style-name="Source_20_Text">else</text:span> statement and call the original <text:span text:style-name="Source_20_Text">sail</text:span> script with all the arguments.</text:p>
      <text:p text:style-name="Text_20_body">You can try this out now – save the file and run the following command:</text:p>
      <text:p text:style-name="P3">$ ./sail mongo</text:p>
      <text:p text:style-name="Text_20_body">It should open a Mongo shell session in your terminal.</text:p>
      <text:p text:style-name="Text_20_body">Try another command, to make sure the original <text:span text:style-name="Source_20_Text">sail</text:span> script is taking over when it's supposed to:</text:p>
      <text:p text:style-name="P3">$ ./sail artisan</text:p>
      <text:p text:style-name="Text_20_body">The Artisan menu should display.</text:p>
      <text:p text:style-name="Text_20_body">That's it! If you need more commands, you can add them as new <text:span text:style-name="Source_20_Text">if...else</text:span> conditions inside the big <text:span text:style-name="Source_20_Text">if</text:span> of the copy of the <text:span text:style-name="Source_20_Text">sail</text:span> script at the root of the project.</text:p>
      <text:p text:style-name="Text_20_body">It works exactly the same way, except that you now need to run <text:span text:style-name="Source_20_Text">./sail</text:span> instead of <text:span text:style-name="Source_20_Text">./vendor/bin/sail</text:span> (or update your Bash alias if you created one as suggested in the <text:a xlink:type="simple" xlink:href="https://laravel.com/docs/sail#configuring-a-bash-alias" text:style-name="Internet_20_link" text:visited-style-name="Visited_20_Internet_20_Link">documentation</text:a>).</text:p>
      <text:p text:style-name="Horizontal_20_Line"/>
      <text:p text:style-name="Text_20_body">We are now running a fully functional instance of MongoDB as part of our Docker setup, nicely integrated with Laravel Sail. But MongoDB is a mere example here – you can do the same with pretty much any technology you'd like to use.</text:p>
      <text:p text:style-name="Text_20_body"><text:soft-page-break/>Go <text:a xlink:type="simple" xlink:href="https://hub.docker.com/" text:style-name="Internet_20_link" text:visited-style-name="Visited_20_Internet_20_Link">take a look</text:a> now! Most major actors have Docker images – official or maintained by the community – with easy-to-follow instructions. In most cases, you'll have a local instance of the software running in minutes.</text:p>
      <text:p text:style-name="Text_20_body">There are probably many more things we could do to customise Laravel Sail, but the three methods described above should get you a long way already.</text:p>
      <text:p text:style-name="Text_20_body">At this stage, you may be thinking that Laravel's new environment has a lot going for it, maybe even more so than you initially thought. Yet, the point of this article is to move away from it...</text:p>
      <text:p text:style-name="Text_20_body">So where am I going with this?</text:p>
      <text:p text:style-name="Text_20_body">Why not use Takeout? </text:p>
      <text:p text:style-name="Text_20_body">While reading this section, it may have occurred to you that existing solutions like <text:a xlink:type="simple" xlink:href="https://github.com/tighten/takeout" text:style-name="Internet_20_link" text:visited-style-name="Visited_20_Internet_20_Link">Takeout</text:a> support MongoDB out of the box. While using Sail in conjunction with some other technology is <text:a xlink:type="simple" xlink:href="https://mattstauffer.com/blog/how-to-use-takeout-to-add-new-services-to-laravel-sail-and-save-ram/" text:style-name="Internet_20_link" text:visited-style-name="Visited_20_Internet_20_Link">possible</text:a> and would make up for some of its current limitations, relying on Takeout would reintroduce a third-party dependency to our setup. Instead of just using Docker, we would now expect everyone in the team to also instal and configure Takeout on their machine.</text:p>
      <text:p text:style-name="Text_20_body">Sail opens the way to having the whole development environment handled by a single <text:span text:style-name="Source_20_Text">docker-compose.yml</text:span> file that is part of the codebase. My opinion is that if we go down that path, we should embrace it all the way and make Docker the only third-party dependency.</text:p>
      <text:p text:style-name="Text_20_body">That is not to say Takeout has no utility whatsoever; it makes a lot of sense to circumvent some performance issues that we will talk about later in this article.</text:p>
      <text:h text:style-name="Heading_20_2" text:outline-level="2"><text:bookmark text:name="whats-wrong-with-laravel-sail-anyway"/>What's wrong with Laravel Sail anyway?</text:h>
      <text:p text:style-name="Text_20_body">If you made it this far, you're probably wondering what's wrong with Laravel Sail, now that it's clear how far we can push it.</text:p>
      <text:p text:style-name="Text_20_body">As it stands, it's a pretty decent solution. In an earlier version of this article, I was pointing to a whole list of issues which have now largely been solved. So why not use it?</text:p>
      <text:p text:style-name="Text_20_body">Let me break it to you right now: once you know and understand everything I've explained in the previous sections, you don't need Laravel Sail anymore.</text:p>
      <text:p text:style-name="Text_20_body">That's right – you can take that knowledge and walk away.</text:p>
      <text:p text:style-name="Text_20_body">But before I elaborate on this, let's review some remaining pain points of Sail, even though I expect the Laravel team to address most of them sooner rather than later.</text:p>
      <text:p text:style-name="Text_20_body">The first one concerns the custom <text:span text:style-name="Source_20_Text">sail</text:span> commands: while it's possible to extend the <text:span text:style-name="Source_20_Text">sail</text:span> script as demonstrated above, the process is a bit ugly and somewhat hacky. Sail's maintainers could fix this with an explicit Bash extension point allowing users to add their own shortcuts, or by publishing the <text:span text:style-name="Source_20_Text">sail</text:span> script along with the other files.</text:p>
      <text:p text:style-name="Text_20_body">Second, the Laravel application is served by PHP's development server. I won't go into too much detail here, but as mentioned earlier, <text:a xlink:type="simple" xlink:href="http://supervisord.org/" text:style-name="Internet_20_link" text:visited-style-name="Visited_20_Internet_20_Link">Supervisor</text:a> manages the PHP process in the <text:span text:style-name="Source_20_Text">laravel.test</text:span> container. <text:a xlink:type="simple" xlink:href="https://github.com/laravel/sail/blob/1.x/runtimes/8.0/supervisord.conf#L8" text:style-name="Internet_20_link" text:visited-style-name="Visited_20_Internet_20_Link">This line</text:a> is where Supervisor runs the <text:span text:style-name="Source_20_Text">php artisan serve</text:span> command, which starts PHP's development server under the hood.</text:p>
      <text:p text:style-name="Text_20_body"><text:soft-page-break/>The point here is that the environment doesn't use a proper web server (e.g. Nginx), which means we can't easily have local domain names, nor bring HTTPS to the setup. This may be fine for quick prototyping, but more elaborate development will most likely need those.</text:p>
      <text:p text:style-name="Text_20_body">The last issue belongs to a separate category, as it relates to Docker overall and not Laravel Sail specifically. It should be carefully considered before going down the Docker path and deserves a section of its own.</text:p>
      <text:h text:style-name="Heading_20_2" text:outline-level="2"><text:bookmark text:name="the-whale-in-the-cabin"/>The whale in the cabin</text:h>
      <text:p text:style-name="Text_20_body">The one major caveat that appears to be absent from the conversation so far relates to performance. While this shouldn't affect Linux users, if you run Docker Desktop on your system you will most likely experience long execution times, especially on macOS (it seems that using <text:a xlink:type="simple" xlink:href="https://docs.docker.com/docker-for-windows/wsl/" text:style-name="Internet_20_link" text:visited-style-name="Visited_20_Internet_20_Link">WSL 2</text:a> on Windows can mitigate the slowness).</text:p>
      <text:p text:style-name="Text_20_body">While HTTP response times have improved a great deal, running local commands like Yarn or Composer is still very slow. You've probably experienced it yourself while going through this tutorial, when we installed the Laravel MongoDB package with Composer, for instance.</text:p>
      <text:p text:style-name="Text_20_body">I won't go into too much detail here, but the reason essentially comes from the host's underlying filesystem, which does not perform well around mounted local directories. As we've seen, this is how Laravel Sail gets the application's source code in the Laravel application's container.</text:p>
      <text:p text:style-name="Text_20_body">This is where an approach like <text:a xlink:type="simple" xlink:href="https://tech.osteel.me/posts/you-dont-need-laravel-sail" text:style-name="Internet_20_link" text:visited-style-name="Visited_20_Internet_20_Link">Takeout</text:a>'s makes sense, as instead of running PHP from a Docker container, they expect developers to run it on their local machine (e.g. via <text:a xlink:type="simple" xlink:href="https://laravel.com/docs/valet" text:style-name="Internet_20_link" text:visited-style-name="Visited_20_Internet_20_Link">Valet</text:a>), all the while providing instances of services like MySQL or MongoDB, thus offering convenience without sacrificing performance. But from the moment you choose to run PHP via a Docker container (like Sail does), the added value of Takeout decreases, in my opinion.</text:p>
      <text:p text:style-name="Text_20_body">There are strategies to mitigate these performance issues, but the Laravel documentation doesn't mention them, let alone that performance might be degraded at all, which I find surprising.</text:p>
      <text:p text:style-name="Text_20_body">That being said, you might be comfortable enough with performance as it is; I, for one, have been OK with it for years, even though I use Docker Desktop on macOS. The bottom line is that this aspect should be carefully considered before moving your whole setup to a solution running PHP in a container, be it Laravel Sail or something else.</text:p>
      <text:p text:style-name="Text_20_body">But once you've made that decision, and whether or not the other issues are eventually addressed, the main idea of this article remains the same.</text:p>
      <text:h text:style-name="Heading_20_2" text:outline-level="2"><text:bookmark text:name="you-dont-need-laravel-sail"/>You don't need Laravel Sail</text:h>
      <text:p text:style-name="Text_20_body">If you're considering building anything substantial using Laravel Sail as your development environment, sooner or later you will have to extend it. You'll find yourself fumbling around the Dockerfiles and eventually writing your own; you'll have to add some services to <text:span text:style-name="Source_20_Text">docker-compose.yml</text:span>, and maybe throw in a few custom Bash commands.</text:p>
      <text:p text:style-name="Text_20_body">Once you get there, there's one question you should ask yourself:</text:p>
      <text:p text:style-name="Quotations">What's stopping me from building my own setup?</text:p>
      <text:p text:style-name="Text_20_body"><text:soft-page-break/>The answer is <text:span text:style-name="Emphasis">nothing</text:span>. Once you feel comfortable extending Laravel Sail, you already have the knowledge required to build your own environment.</text:p>
      <text:p text:style-name="Text_20_body">Think about it: the <text:span text:style-name="Source_20_Text">docker-compose.yml</text:span> file is not specific to Laravel Sail, that's just how Docker Compose works. The same goes for Dockerfiles – they are standard Docker stuff. The Bash layer? That's all there is to it – some Bash code, and as you can see, it's not that complicated.</text:p>
      <text:p text:style-name="Text_20_body">So why artificially restrain yourself within the constraints of Sail?</text:p>
      <text:p text:style-name="Text_20_body">And more importantly: why limit yourself to using Docker in the context of Laravel?</text:p>
      <text:p text:style-name="Text_20_body">Your application may start as a monolith, but it might not always be. Perhaps you've got a separate frontend, and you use Laravel as the API layer. In that case, you might want your development environment to manage them both; to run them simultaneously so they interact with each other like they do on a staging environment or in production.</text:p>
      <text:p text:style-name="Text_20_body">If your whole application is a <text:a xlink:type="simple" xlink:href="https://en.wikipedia.org/wiki/Monorepo" text:style-name="Internet_20_link" text:visited-style-name="Visited_20_Internet_20_Link">monorepo</text:a>, your Docker configuration and Bash script could be at the root of the project, and you could have your frontend and backend applications in separate subfolders, e.g. <text:span text:style-name="Source_20_Text">src</text:span>.</text:p>
      <text:p text:style-name="Text_20_body">The corresponding tree view would look something like this:</text:p>
      <text:p text:style-name="Preformatted_20_Text">my-app/</text:p>
      <text:p text:style-name="Preformatted_20_Text">├── bash-script</text:p>
      <text:p text:style-name="Preformatted_20_Text">├── docker-compose.yml</text:p>
      <text:p text:style-name="Preformatted_20_Text">└── src/</text:p>
      <text:p text:style-name="Preformatted_20_Text"><text:s text:c="4"/>├── backend/</text:p>
      <text:p text:style-name="Preformatted_20_Text"><text:s text:c="4"/>│ <text:s text:c="2"/>└── Dockerfile</text:p>
      <text:p text:style-name="Preformatted_20_Text"><text:s text:c="4"/>└── frontend/</text:p>
      <text:p text:style-name="P3"><text:s text:c="8"/>└── Dockerfile</text:p>
      <text:p text:style-name="Text_20_body">The <text:span text:style-name="Source_20_Text">docker-compose.yml</text:span> file would declare two services – one for the backend and one for the frontend – both pointing to their respective Dockerfile.</text:p>
      <text:p text:style-name="Text_20_body">If the backend and the frontend live in different repositories, you could create a third one, containing your Docker development environment exclusively. Just <text:span text:style-name="Emphasis">git-ignore</text:span> the <text:span text:style-name="Source_20_Text">src</text:span> folder and complete your Bash script so that it pulls both application repositories into it, using the same commands you would normally run by hand.</text:p>
      <text:p text:style-name="Text_20_body">Even if your project is a Laravel monolith, this kind of structure is already cleaner than mixing up development-related files with the rest of the source code. Moreover, if your application grows bigger and needs other components besides Laravel, you're already in a good position to support them.</text:p>
      <text:p text:style-name="Text_20_body">Once you've made the effort to understand Laravel Sail to extend it, nothing's stopping you from building your own development environments, <text:span text:style-name="Emphasis">whether or not Laravel is part of the equation</text:span>. That's right, you can build bespoke Docker-based environments for anything.</text:p>
      <text:p text:style-name="Text_20_body">And if Laravel is part of the stack, nothing prevents you from reusing Sail's Dockerfiles if you're not comfortable writing your own yet; after all, they are already optimised for Laravel. Likewise, you can draw inspiration from Sail's <text:span text:style-name="Source_20_Text">docker-compose.yml</text:span> file if that helps.</text:p>
      <text:h text:style-name="Heading_20_2" text:outline-level="2"><text:bookmark text:name="conclusion"/><text:soft-page-break/>Conclusion</text:h>
      <text:p text:style-name="Text_20_body">Don't get me wrong – Sail has a lot going for it, and I am glad to see an established actor such as Laravel push forward the adoption of Docker for local development.</text:p>
      <text:p text:style-name="Text_20_body">We love our frameworks because they offer guidelines to achieve desired results in a way we know to be efficient and battle-tested, and it's only natural that they also seek to provide the environment that will allow their users to build upon them. But one thing that Sail incidentally shows us is that this doesn't have to be part of the framework's mandate anymore.</text:p>
      <text:p text:style-name="Text_20_body">Much like Truman's sailboat helps him overcome his fear of the sea and takes him to the edges of the artificial world he lives in, Sail reveals both the confines of Laravel and a way to escape from them.</text:p>
      <text:p text:style-name="Text_20_body">You may feel that Sail is more than enough for your needs today, or that you're not yet ready to go on your own. That's fine. But Laravel will always be limited by its monolithic nature, and as you grow as a developer, the day will come where your Laravel application will be but a single component of a larger system, for which Sail won't be enough anymore. Eventually, your small sailboat will bump into a painted backdrop.</text:p>
      <text:p text:style-name="Text_20_body">If you'd like to explore this further but feel like you need more guidance, I've published <text:a xlink:type="simple" xlink:href="https://tech.osteel.me/posts/docker-for-local-web-development-introduction-why-should-you-care" text:style-name="Internet_20_link" text:visited-style-name="Visited_20_Internet_20_Link">a series on the subject</text:a> that should get you going. It requires no prior knowledge of Docker and covers web servers, HTTPS, domain names and many other things. It doesn't have all the answers but will get you to a place where you can find your own.</text:p>
      <text:p text:style-name="Text_20_body">What you do next is entirely up to you; just know that there's a whole world out there, waiting for you.</text:p>
      <text:p text:style-name="Quotations">Truman hesitates. Perhaps he cannot go through with it after all. The camera slowly zooms into Truman's face.</text:p>
      <text:p text:style-name="Quotations"><text:span text:style-name="Emphasis">TRUMAN:</text:span> "In case I don't see you – good afternoon, good evening and good night."</text:p>
      <text:p text:style-name="Quotations">He steps through the door and is gone.</text:p>
      <text:h text:style-name="Heading_20_2" text:outline-level="2"><text:bookmark text:name="resources"/>Resources</text:h>
      <text:list xml:id="list2284141764" text:style-name="L4">
        <text:list-item>
          <text:p text:style-name="P15"><text:a xlink:type="simple" xlink:href="https://laravel.com/docs/sail" text:style-name="Internet_20_link" text:visited-style-name="Visited_20_Internet_20_Link">Laravel Sail documentation</text:a> </text:p>
        </text:list-item>
        <text:list-item>
          <text:p text:style-name="P15"><text:a xlink:type="simple" xlink:href="https://github.com/laravel/sail" text:style-name="Internet_20_link" text:visited-style-name="Visited_20_Internet_20_Link">Laravel Sail repository</text:a> </text:p>
        </text:list-item>
        <text:list-item>
          <text:p text:style-name="P15"><text:a xlink:type="simple" xlink:href="https://github.com/osteel/laravel-sail-extended" text:style-name="Internet_20_link" text:visited-style-name="Visited_20_Internet_20_Link">This article's repository</text:a> </text:p>
        </text:list-item>
        <text:list-item>
          <text:p text:style-name="P15"><text:a xlink:type="simple" xlink:href="https://hub.docker.com/" text:style-name="Internet_20_link" text:visited-style-name="Visited_20_Internet_20_Link">Docker Hub</text:a> </text:p>
        </text:list-item>
        <text:list-item>
          <text:p text:style-name="P15"><text:a xlink:type="simple" xlink:href="https://docs.docker.com/" text:style-name="Internet_20_link" text:visited-style-name="Visited_20_Internet_20_Link">Docker documentation</text:a> </text:p>
        </text:list-item>
        <text:list-item>
          <text:p text:style-name="P15"><text:a xlink:type="simple" xlink:href="https://docs.docker.com/compose/" text:style-name="Internet_20_link" text:visited-style-name="Visited_20_Internet_20_Link">Overview of Docker Compose</text:a> </text:p>
        </text:list-item>
        <text:list-item>
          <text:p text:style-name="P15"><text:a xlink:type="simple" xlink:href="https://docs.docker.com/engine/reference/builder/" text:style-name="Internet_20_link" text:visited-style-name="Visited_20_Internet_20_Link">Dockerfile reference</text:a> </text:p>
        </text:list-item>
        <text:list-item>
          <text:p text:style-name="P15"><text:a xlink:type="simple" xlink:href="https://www.docker.com/resources/what-container" text:style-name="Internet_20_link" text:visited-style-name="Visited_20_Internet_20_Link">What is a Container?</text:a> </text:p>
        </text:list-item>
        <text:list-item>
          <text:p text:style-name="P9"><text:a xlink:type="simple" xlink:href="https://tech.osteel.me/posts/docker-for-local-web-development-introduction-why-should-you-care" text:style-name="Internet_20_link" text:visited-style-name="Visited_20_Internet_20_Link">Docker for local web development series</text:a> </text:p>
        </text:list-item>
      </text:list>
      <text:p text:style-name="Text_20_body">Enjoying the content? </text:p>
      <text:p text:style-name="Text_20_body"><text:bookmark text:name="mce-EMAIL1"/><draw:control text:anchor-type="as-char" draw:z-index="2" draw:name="Forma3" draw:style-name="gr1" draw:text-style-name="P17" svg:width="4.393cm" svg:height="0.662cm" draw:control="control3"/><text:s/></text:p>
      <text:p text:style-name="Text_20_body"><text:soft-page-break/><draw:control text:anchor-type="as-char" draw:z-index="3" draw:name="Forma4" draw:style-name="gr1" draw:text-style-name="P17" svg:width="4.393cm" svg:height="0.662cm" draw:control="control4"/></text:p>
      <text:p text:style-name="Text_20_body">You can also subscribe to the <text:a xlink:type="simple" xlink:href="https://tech.osteel.me/feeds/rss.xml" text:style-name="Internet_20_link" text:visited-style-name="Visited_20_Internet_20_Link">RSS</text:a> or <text:a xlink:type="simple" xlink:href="https://tech.osteel.me/feeds/atom.xml" text:style-name="Internet_20_link" text:visited-style-name="Visited_20_Internet_20_Link">Atom</text:a> feed, or follow me on <text:a xlink:type="simple" xlink:href="https://twitter.com/osteel" text:style-name="Internet_20_link" text:visited-style-name="Visited_20_Internet_20_Link">Twitter</text:a>.</text:p>
      <text:p text:style-name="Text_20_body"><text:span text:style-name="T1">Last updated by osteel on :: [ </text:span><text:a xlink:type="simple" xlink:href="https://tech.osteel.me/tag/laravel" text:style-name="Internet_20_link" text:visited-style-name="Visited_20_Internet_20_Link"><text:span text:style-name="T1">laravel</text:span></text:a><text:span text:style-name="T1"> </text:span><text:a xlink:type="simple" xlink:href="https://tech.osteel.me/tag/docker" text:style-name="Internet_20_link" text:visited-style-name="Visited_20_Internet_20_Link"><text:span text:style-name="T1">docker</text:span></text:a><text:span text:style-name="T1"> </text:span><text:a xlink:type="simple" xlink:href="https://tech.osteel.me/tag/sail" text:style-name="Internet_20_link" text:visited-style-name="Visited_20_Internet_20_Link"><text:span text:style-name="T1">sail</text:span></text:a><text:span text:style-name="T1"> ] </text:span></text:p>
      <text:p text:style-name="Standard"><text:a xlink:type="simple" xlink:href="https://tech.osteel.me/posts/you-dont-need-laravel-sail" text:style-name="Internet_20_link" text:visited-style-name="Visited_20_Internet_20_Link">https://tech.osteel.me/posts/you-dont-need-laravel-sail</text:a></text:p>
      <text:p text:style-name="Standard"/>
      <text:h text:style-name="P1" text:outline-level="1">Laravel Sail</text:h>
      <text:list xml:id="list3519451928" text:style-name="L5">
        <text:list-item>
          <text:p text:style-name="P16"><text:a xlink:type="simple" xlink:href="https://laravel.com/docs/9.x/sail#introduction" text:style-name="Internet_20_link" text:visited-style-name="Visited_20_Internet_20_Link">Introduction</text:a> </text:p>
        </text:list-item>
        <text:list-item>
          <text:p text:style-name="P16"><text:a xlink:type="simple" xlink:href="https://laravel.com/docs/9.x/sail#installation" text:style-name="Internet_20_link" text:visited-style-name="Visited_20_Internet_20_Link">Installation &amp; Setup</text:a> </text:p>
          <text:list>
            <text:list-item>
              <text:p text:style-name="P16"><text:a xlink:type="simple" xlink:href="https://laravel.com/docs/9.x/sail#installing-sail-into-existing-applications" text:style-name="Internet_20_link" text:visited-style-name="Visited_20_Internet_20_Link">Installing Sail Into Existing Applications</text:a> </text:p>
            </text:list-item>
            <text:list-item>
              <text:p text:style-name="P16"><text:a xlink:type="simple" xlink:href="https://laravel.com/docs/9.x/sail#configuring-a-bash-alias" text:style-name="Internet_20_link" text:visited-style-name="Visited_20_Internet_20_Link">Configuring A Bash Alias</text:a> </text:p>
            </text:list-item>
          </text:list>
        </text:list-item>
        <text:list-item>
          <text:p text:style-name="P16"><text:a xlink:type="simple" xlink:href="https://laravel.com/docs/9.x/sail#starting-and-stopping-sail" text:style-name="Internet_20_link" text:visited-style-name="Visited_20_Internet_20_Link">Starting &amp; Stopping Sail</text:a> </text:p>
        </text:list-item>
        <text:list-item>
          <text:p text:style-name="P16"><text:a xlink:type="simple" xlink:href="https://laravel.com/docs/9.x/sail#executing-sail-commands" text:style-name="Internet_20_link" text:visited-style-name="Visited_20_Internet_20_Link">Executing Commands</text:a> </text:p>
          <text:list>
            <text:list-item>
              <text:p text:style-name="P16"><text:a xlink:type="simple" xlink:href="https://laravel.com/docs/9.x/sail#executing-php-commands" text:style-name="Internet_20_link" text:visited-style-name="Visited_20_Internet_20_Link">Executing PHP Commands</text:a> </text:p>
            </text:list-item>
            <text:list-item>
              <text:p text:style-name="P16"><text:a xlink:type="simple" xlink:href="https://laravel.com/docs/9.x/sail#executing-composer-commands" text:style-name="Internet_20_link" text:visited-style-name="Visited_20_Internet_20_Link">Executing Composer Commands</text:a> </text:p>
            </text:list-item>
            <text:list-item>
              <text:p text:style-name="P16"><text:a xlink:type="simple" xlink:href="https://laravel.com/docs/9.x/sail#executing-artisan-commands" text:style-name="Internet_20_link" text:visited-style-name="Visited_20_Internet_20_Link">Executing Artisan Commands</text:a> </text:p>
            </text:list-item>
            <text:list-item>
              <text:p text:style-name="P16"><text:a xlink:type="simple" xlink:href="https://laravel.com/docs/9.x/sail#executing-node-npm-commands" text:style-name="Internet_20_link" text:visited-style-name="Visited_20_Internet_20_Link">Executing Node / NPM Commands</text:a> </text:p>
            </text:list-item>
          </text:list>
        </text:list-item>
        <text:list-item>
          <text:p text:style-name="P16"><text:a xlink:type="simple" xlink:href="https://laravel.com/docs/9.x/sail#interacting-with-sail-databases" text:style-name="Internet_20_link" text:visited-style-name="Visited_20_Internet_20_Link">Interacting With Databases</text:a> </text:p>
          <text:list>
            <text:list-item>
              <text:p text:style-name="P16"><text:a xlink:type="simple" xlink:href="https://laravel.com/docs/9.x/sail#mysql" text:style-name="Internet_20_link" text:visited-style-name="Visited_20_Internet_20_Link">MySQL</text:a> </text:p>
            </text:list-item>
            <text:list-item>
              <text:p text:style-name="P16"><text:a xlink:type="simple" xlink:href="https://laravel.com/docs/9.x/sail#redis" text:style-name="Internet_20_link" text:visited-style-name="Visited_20_Internet_20_Link">Redis</text:a> </text:p>
            </text:list-item>
            <text:list-item>
              <text:p text:style-name="P16"><text:a xlink:type="simple" xlink:href="https://laravel.com/docs/9.x/sail#meilisearch" text:style-name="Internet_20_link" text:visited-style-name="Visited_20_Internet_20_Link">MeiliSearch</text:a> </text:p>
            </text:list-item>
          </text:list>
        </text:list-item>
        <text:list-item>
          <text:p text:style-name="P16"><text:a xlink:type="simple" xlink:href="https://laravel.com/docs/9.x/sail#file-storage" text:style-name="Internet_20_link" text:visited-style-name="Visited_20_Internet_20_Link">File Storage</text:a> </text:p>
        </text:list-item>
        <text:list-item>
          <text:p text:style-name="P16"><text:a xlink:type="simple" xlink:href="https://laravel.com/docs/9.x/sail#running-tests" text:style-name="Internet_20_link" text:visited-style-name="Visited_20_Internet_20_Link">Running Tests</text:a> </text:p>
          <text:list>
            <text:list-item>
              <text:p text:style-name="P16"><text:a xlink:type="simple" xlink:href="https://laravel.com/docs/9.x/sail#laravel-dusk" text:style-name="Internet_20_link" text:visited-style-name="Visited_20_Internet_20_Link">Laravel Dusk</text:a> </text:p>
            </text:list-item>
          </text:list>
        </text:list-item>
        <text:list-item>
          <text:p text:style-name="P16"><text:a xlink:type="simple" xlink:href="https://laravel.com/docs/9.x/sail#previewing-emails" text:style-name="Internet_20_link" text:visited-style-name="Visited_20_Internet_20_Link">Previewing Emails</text:a> </text:p>
        </text:list-item>
        <text:list-item>
          <text:p text:style-name="P16"><text:a xlink:type="simple" xlink:href="https://laravel.com/docs/9.x/sail#sail-container-cli" text:style-name="Internet_20_link" text:visited-style-name="Visited_20_Internet_20_Link">Container CLI</text:a> </text:p>
        </text:list-item>
        <text:list-item>
          <text:p text:style-name="P16"><text:a xlink:type="simple" xlink:href="https://laravel.com/docs/9.x/sail#sail-php-versions" text:style-name="Internet_20_link" text:visited-style-name="Visited_20_Internet_20_Link">PHP Versions</text:a> </text:p>
        </text:list-item>
        <text:list-item>
          <text:p text:style-name="P16"><text:a xlink:type="simple" xlink:href="https://laravel.com/docs/9.x/sail#sail-node-versions" text:style-name="Internet_20_link" text:visited-style-name="Visited_20_Internet_20_Link">Node Versions</text:a> </text:p>
        </text:list-item>
        <text:list-item>
          <text:p text:style-name="P16"><text:a xlink:type="simple" xlink:href="https://laravel.com/docs/9.x/sail#sharing-your-site" text:style-name="Internet_20_link" text:visited-style-name="Visited_20_Internet_20_Link">Sharing Your Site</text:a> </text:p>
        </text:list-item>
        <text:list-item>
          <text:p text:style-name="P16"><text:a xlink:type="simple" xlink:href="https://laravel.com/docs/9.x/sail#debugging-with-xdebug" text:style-name="Internet_20_link" text:visited-style-name="Visited_20_Internet_20_Link">Debugging With Xdebug</text:a> </text:p>
          <text:list>
            <text:list-item>
              <text:p text:style-name="P16"><text:a xlink:type="simple" xlink:href="https://laravel.com/docs/9.x/sail#xdebug-cli-usage" text:style-name="Internet_20_link" text:visited-style-name="Visited_20_Internet_20_Link">Xdebug CLI Usage</text:a> </text:p>
            </text:list-item>
            <text:list-item>
              <text:p text:style-name="P16"><text:a xlink:type="simple" xlink:href="https://laravel.com/docs/9.x/sail#xdebug-browser-usage" text:style-name="Internet_20_link" text:visited-style-name="Visited_20_Internet_20_Link">Xdebug Browser Usage</text:a> </text:p>
            </text:list-item>
          </text:list>
        </text:list-item>
        <text:list-item>
          <text:p text:style-name="P10"><text:a xlink:type="simple" xlink:href="https://laravel.com/docs/9.x/sail#sail-customization" text:style-name="Internet_20_link" text:visited-style-name="Visited_20_Internet_20_Link">Customization</text:a> </text:p>
        </text:list-item>
      </text:list>
      <text:h text:style-name="Heading_20_2" text:outline-level="2"><text:bookmark text:name="introduction"/><text:a xlink:type="simple" xlink:href="https://laravel.com/docs/9.x/sail#introduction" text:style-name="Internet_20_link" text:visited-style-name="Visited_20_Internet_20_Link">Introduction</text:a></text:h>
      <text:p text:style-name="Text_20_body"><text:a xlink:type="simple" xlink:href="https://github.com/laravel/sail" text:style-name="Internet_20_link" text:visited-style-name="Visited_20_Internet_20_Link">Laravel Sail</text:a> is a light-weight command-line interface for interacting with Laravel's default Docker development environment. Sail provides a great starting point for building a Laravel application using PHP, MySQL, and Redis without requiring prior Docker experience.</text:p>
      <text:p text:style-name="Text_20_body">At its heart, Sail is the <text:span text:style-name="Source_20_Text">docker-compose.yml</text:span> file and the <text:span text:style-name="Source_20_Text">sail</text:span> script that is stored at the root of your project. The <text:span text:style-name="Source_20_Text">sail</text:span> script provides a CLI with convenient methods for interacting with the Docker containers defined by the <text:span text:style-name="Source_20_Text">docker-compose.yml</text:span> file.</text:p>
      <text:p text:style-name="Text_20_body">Laravel Sail is supported on macOS, Linux, and Windows (via <text:a xlink:type="simple" xlink:href="https://docs.microsoft.com/en-us/windows/wsl/about" text:style-name="Internet_20_link" text:visited-style-name="Visited_20_Internet_20_Link">WSL2</text:a>).</text:p>
      <text:h text:style-name="Heading_20_2" text:outline-level="2"><text:bookmark text:name="installation"/><text:a xlink:type="simple" xlink:href="https://laravel.com/docs/9.x/sail#installation" text:style-name="Internet_20_link" text:visited-style-name="Visited_20_Internet_20_Link">Installation &amp; Setup</text:a></text:h>
      <text:p text:style-name="Text_20_body">Laravel Sail is automatically installed with all new Laravel applications so you may start using it immediately. To learn how to create a new Laravel application, please consult Laravel's <text:a xlink:type="simple" xlink:href="https://laravel.com/docs/9.x/installation" text:style-name="Internet_20_link" text:visited-style-name="Visited_20_Internet_20_Link">installation </text:a><text:soft-page-break/><text:a xlink:type="simple" xlink:href="https://laravel.com/docs/9.x/installation" text:style-name="Internet_20_link" text:visited-style-name="Visited_20_Internet_20_Link">documentation</text:a> for your operating system. During installation, you will be asked to choose which Sail supported services your application will be interacting with.</text:p>
      <text:h text:style-name="Heading_20_3" text:outline-level="3"><text:bookmark text:name="installing-sail-into-existing-applications"/><text:a xlink:type="simple" xlink:href="https://laravel.com/docs/9.x/sail#installing-sail-into-existing-applications" text:style-name="Internet_20_link" text:visited-style-name="Visited_20_Internet_20_Link">Installing Sail Into Existing Applications</text:a></text:h>
      <text:p text:style-name="Text_20_body">If you are interested in using Sail with an existing Laravel application, you may simply install Sail using the Composer package manager. Of course, these steps assume that your existing local development environment allows you to install Composer dependencies:</text:p>
      <text:p text:style-name="P3"><text:bookmark text:name="clipText-0"/><text:span text:style-name="Source_20_Text"><text:span text:style-name="T3">composer require laravel/sail </text:span></text:span><text:span text:style-name="Source_20_Text"><text:span text:style-name="T4">--dev</text:span></text:span></text:p>
      <text:p text:style-name="Text_20_body">After Sail has been installed, you may run the <text:span text:style-name="Source_20_Text">sail:install</text:span> Artisan command. This command will publish Sail's <text:span text:style-name="Source_20_Text">docker-compose.yml</text:span> file to the root of your application:</text:p>
      <text:p text:style-name="P3"><text:bookmark text:name="clipText-1"/><text:span text:style-name="Source_20_Text"><text:span text:style-name="T3">php artisan sail:install</text:span></text:span></text:p>
      <text:p text:style-name="Text_20_body">Finally, you may start Sail. To continue learning how to use Sail, please continue reading the remainder of this documentation:</text:p>
      <text:p text:style-name="P3"><text:bookmark text:name="clipText-2"/><text:span text:style-name="Source_20_Text"><text:span text:style-name="T3">./vendor/bin/sail up</text:span></text:span></text:p>
      <text:h text:style-name="Heading_20_4" text:outline-level="4"><text:bookmark text:name="using-devcontainers"/><text:a xlink:type="simple" xlink:href="https://laravel.com/docs/9.x/sail#using-devcontainers" text:style-name="Internet_20_link" text:visited-style-name="Visited_20_Internet_20_Link">Using Devcontainers</text:a></text:h>
      <text:p text:style-name="Text_20_body">If you would like to develop within a <text:a xlink:type="simple" xlink:href="https://code.visualstudio.com/docs/remote/containers" text:style-name="Internet_20_link" text:visited-style-name="Visited_20_Internet_20_Link">Devcontainer</text:a>, you may provide the <text:span text:style-name="Source_20_Text">--devcontainer</text:span> option to the <text:span text:style-name="Source_20_Text">sail:install</text:span> command. The <text:span text:style-name="Source_20_Text">--devcontainer</text:span> option will instruct the <text:span text:style-name="Source_20_Text">sail:install</text:span> command to publish a default <text:span text:style-name="Source_20_Text">.devcontainer/devcontainer.json </text:span>file to the root of your application:</text:p>
      <text:p text:style-name="P3"><text:bookmark text:name="clipText-3"/><text:span text:style-name="Source_20_Text"><text:span text:style-name="T3">php artisan sail:install </text:span></text:span><text:span text:style-name="Source_20_Text"><text:span text:style-name="T4">--devcontainer</text:span></text:span></text:p>
      <text:h text:style-name="Heading_20_3" text:outline-level="3"><text:bookmark text:name="configuring-a-bash-alias"/><text:a xlink:type="simple" xlink:href="https://laravel.com/docs/9.x/sail#configuring-a-bash-alias" text:style-name="Internet_20_link" text:visited-style-name="Visited_20_Internet_20_Link">Configuring A Bash Alias</text:a></text:h>
      <text:p text:style-name="Text_20_body">By default, Sail commands are invoked using the <text:span text:style-name="Source_20_Text">vendor/bin/sail</text:span> script that is included with all new Laravel applications:</text:p>
      <text:p text:style-name="P3"><text:bookmark text:name="clipText-4"/><text:span text:style-name="Source_20_Text"><text:span text:style-name="T3">./vendor/bin/sail up</text:span></text:span></text:p>
      <text:p text:style-name="Text_20_body">However, instead of repeatedly typing <text:span text:style-name="Source_20_Text">vendor/bin/sail</text:span> to execute Sail commands, you may wish to configure a Bash alias that allows you to execute Sail's commands more easily:</text:p>
      <text:p text:style-name="P3"><text:bookmark text:name="clipText-5"/><text:span text:style-name="Source_20_Text"><text:span text:style-name="T6">alias</text:span></text:span><text:span text:style-name="Source_20_Text"><text:span text:style-name="T3"> </text:span></text:span><text:span text:style-name="Source_20_Text"><text:span text:style-name="T7">sail</text:span></text:span><text:span text:style-name="Source_20_Text"><text:span text:style-name="T6">=</text:span></text:span><text:span text:style-name="Source_20_Text"><text:span text:style-name="T8">'</text:span></text:span><text:span text:style-name="Source_20_Text"><text:span text:style-name="T9">[ -f sail ] &amp;&amp; bash sail || bash vendor/bin/sail</text:span></text:span><text:span text:style-name="Source_20_Text"><text:span text:style-name="T8">'</text:span></text:span></text:p>
      <text:p text:style-name="Text_20_body">Once the Bash alias has been configured, you may execute Sail commands by simply typing <text:span text:style-name="Source_20_Text">sail</text:span>. The remainder of this documentation's examples will assume that you have configured this alias:</text:p>
      <text:p text:style-name="P3"><text:bookmark text:name="clipText-6"/><text:span text:style-name="Source_20_Text"><text:span text:style-name="T3">sail up</text:span></text:span></text:p>
      <text:h text:style-name="Heading_20_2" text:outline-level="2"><text:bookmark text:name="starting-and-stopping-sail"/><text:a xlink:type="simple" xlink:href="https://laravel.com/docs/9.x/sail#starting-and-stopping-sail" text:style-name="Internet_20_link" text:visited-style-name="Visited_20_Internet_20_Link">Starting &amp; Stopping Sail</text:a></text:h>
      <text:p text:style-name="Text_20_body">Laravel Sail's <text:span text:style-name="Source_20_Text">docker-compose.yml</text:span> file defines a variety of Docker containers that work together to help you build Laravel applications. Each of these containers is an entry within the <text:span text:style-name="Source_20_Text">services</text:span> configuration of your <text:span text:style-name="Source_20_Text">docker-compose.yml</text:span> file. The <text:span text:style-name="Source_20_Text">laravel.test</text:span> container is the primary application container that will be serving your application.</text:p>
      <text:p text:style-name="Text_20_body"><text:soft-page-break/>Before starting Sail, you should ensure that no other web servers or databases are running on your local computer. To start all of the Docker containers defined in your application's <text:span text:style-name="Source_20_Text">docker-compose.yml</text:span> file, you should execute the <text:span text:style-name="Source_20_Text">up</text:span> command:</text:p>
      <text:p text:style-name="P3"><text:bookmark text:name="clipText-7"/><text:span text:style-name="Source_20_Text"><text:span text:style-name="T3">sail up</text:span></text:span></text:p>
      <text:p text:style-name="Text_20_body">To start all of the Docker containers in the background, you may start Sail in "detached" mode:</text:p>
      <text:p text:style-name="P3"><text:bookmark text:name="clipText-8"/><text:span text:style-name="Source_20_Text"><text:span text:style-name="T3">sail up </text:span></text:span><text:span text:style-name="Source_20_Text"><text:span text:style-name="T4">-d</text:span></text:span></text:p>
      <text:p text:style-name="Text_20_body">Once the application's containers have been started, you may access the project in your web browser at: <text:a xlink:type="simple" xlink:href="http://localhost/" text:style-name="Internet_20_link" text:visited-style-name="Visited_20_Internet_20_Link">http://localhost</text:a>.</text:p>
      <text:p text:style-name="Text_20_body">To stop all of the containers, you may simply press Control + C to stop the container's execution. Or, if the containers are running in the background, you may use the <text:span text:style-name="Source_20_Text">stop</text:span> command:</text:p>
      <text:p text:style-name="P3"><text:bookmark text:name="clipText-9"/><text:span text:style-name="Source_20_Text"><text:span text:style-name="T3">sail stop</text:span></text:span></text:p>
      <text:h text:style-name="Heading_20_2" text:outline-level="2"><text:bookmark text:name="executing-sail-commands"/><text:a xlink:type="simple" xlink:href="https://laravel.com/docs/9.x/sail#executing-sail-commands" text:style-name="Internet_20_link" text:visited-style-name="Visited_20_Internet_20_Link">Executing Commands</text:a></text:h>
      <text:p text:style-name="Text_20_body">When using Laravel Sail, your application is executing within a Docker container and is isolated from your local computer. However, Sail provides a convenient way to run various commands against your application such as arbitrary PHP commands, Artisan commands, Composer commands, and Node / NPM commands.</text:p>
      <text:p text:style-name="Text_20_body"><text:span text:style-name="Strong_20_Emphasis">When reading the Laravel documentation, you will often see references to Composer, Artisan, and Node / NPM commands that do not reference Sail.</text:span> Those examples assume that these tools are installed on your local computer. If you are using Sail for your local Laravel development environment, you should execute those commands using Sail:</text:p>
      <text:p text:style-name="Preformatted_20_Text"><text:bookmark text:name="clipText-10"/><text:span text:style-name="Source_20_Text"><text:span text:style-name="T10"># Running Artisan commands locally...</text:span></text:span></text:p>
      <text:p text:style-name="Preformatted_20_Text"><text:span text:style-name="Source_20_Text"><text:span text:style-name="T3">php artisan queue:work</text:span></text:span></text:p>
      <text:p text:style-name="Preformatted_20_Text"><text:span text:style-name="Source_20_Text"><text:span text:style-name="T5"> </text:span></text:span></text:p>
      <text:p text:style-name="Preformatted_20_Text"><text:span text:style-name="Source_20_Text"><text:span text:style-name="T10"># Running Artisan commands within Laravel Sail...</text:span></text:span></text:p>
      <text:p text:style-name="P3"><text:span text:style-name="Source_20_Text"><text:span text:style-name="T3">sail artisan queue:work</text:span></text:span></text:p>
      <text:h text:style-name="Heading_20_3" text:outline-level="3"><text:bookmark text:name="executing-php-commands"/><text:a xlink:type="simple" xlink:href="https://laravel.com/docs/9.x/sail#executing-php-commands" text:style-name="Internet_20_link" text:visited-style-name="Visited_20_Internet_20_Link">Executing PHP Commands</text:a></text:h>
      <text:p text:style-name="Text_20_body">PHP commands may be executed using the <text:span text:style-name="Source_20_Text">php</text:span> command. Of course, these commands will execute using the PHP version that is configured for your application. To learn more about the PHP versions available to Laravel Sail, consult the <text:a xlink:type="simple" xlink:href="https://laravel.com/docs/9.x/sail#sail-php-versions" text:style-name="Internet_20_link" text:visited-style-name="Visited_20_Internet_20_Link">PHP version documentation</text:a>:</text:p>
      <text:p text:style-name="Preformatted_20_Text"><text:bookmark text:name="clipText-11"/><text:span text:style-name="Source_20_Text"><text:span text:style-name="T3">sail php </text:span></text:span><text:span text:style-name="Source_20_Text"><text:span text:style-name="T4">--version</text:span></text:span></text:p>
      <text:p text:style-name="Preformatted_20_Text"><text:span text:style-name="Source_20_Text"><text:span text:style-name="T5"> </text:span></text:span></text:p>
      <text:p text:style-name="P3"><text:span text:style-name="Source_20_Text"><text:span text:style-name="T3">sail php script.php</text:span></text:span></text:p>
      <text:h text:style-name="Heading_20_3" text:outline-level="3"><text:bookmark text:name="executing-composer-commands"/><text:a xlink:type="simple" xlink:href="https://laravel.com/docs/9.x/sail#executing-composer-commands" text:style-name="Internet_20_link" text:visited-style-name="Visited_20_Internet_20_Link">Executing Composer Commands</text:a></text:h>
      <text:p text:style-name="Text_20_body">Composer commands may be executed using the <text:span text:style-name="Source_20_Text">composer</text:span> command. Laravel Sail's application container includes a Composer 2.x installation:</text:p>
      <text:p text:style-name="P4"><text:bookmark text:name="clipText-12"/><text:span text:style-name="Source_20_Text"><text:span text:style-name="T5">sail composer require laravel/sanctum</text:span></text:span></text:p>
      <text:h text:style-name="Heading_20_4" text:outline-level="4"><text:bookmark text:name="installing-composer-dependencies-for-existing-projects"/><text:soft-page-break/><text:a xlink:type="simple" xlink:href="https://laravel.com/docs/9.x/sail#installing-composer-dependencies-for-existing-projects" text:style-name="Internet_20_link" text:visited-style-name="Visited_20_Internet_20_Link">Installing Composer Dependencies For Existing Applications</text:a></text:h>
      <text:p text:style-name="Text_20_body">If you are developing an application with a team, you may not be the one that initially creates the Laravel application. Therefore, none of the application's Composer dependencies, including Sail, will be installed after you clone the application's repository to your local computer.</text:p>
      <text:p text:style-name="Text_20_body">You may install the application's dependencies by navigating to the application's directory and executing the following command. This command uses a small Docker container containing PHP and Composer to install the application's dependencies:</text:p>
      <text:p text:style-name="Preformatted_20_Text"><text:bookmark text:name="clipText-13"/><text:span text:style-name="Source_20_Text"><text:span text:style-name="T3">docker run </text:span></text:span><text:span text:style-name="Source_20_Text"><text:span text:style-name="T4">--rm</text:span></text:span><text:span text:style-name="Source_20_Text"><text:span text:style-name="T3"> </text:span></text:span><text:span text:style-name="Source_20_Text"><text:span text:style-name="T11">\</text:span></text:span></text:p>
      <text:p text:style-name="Preformatted_20_Text"><text:span text:style-name="Source_20_Text"><text:span text:style-name="T3"><text:s text:c="4"/>-u </text:span></text:span><text:span text:style-name="Source_20_Text"><text:span text:style-name="T8">"</text:span></text:span><text:span text:style-name="Source_20_Text"><text:span text:style-name="T9">$(id </text:span></text:span><text:span text:style-name="Source_20_Text"><text:span text:style-name="T4">-u</text:span></text:span><text:span text:style-name="Source_20_Text"><text:span text:style-name="T9">):$(id </text:span></text:span><text:span text:style-name="Source_20_Text"><text:span text:style-name="T4">-g</text:span></text:span><text:span text:style-name="Source_20_Text"><text:span text:style-name="T9">)</text:span></text:span><text:span text:style-name="Source_20_Text"><text:span text:style-name="T8">"</text:span></text:span><text:span text:style-name="Source_20_Text"><text:span text:style-name="T3"> </text:span></text:span><text:span text:style-name="Source_20_Text"><text:span text:style-name="T11">\</text:span></text:span></text:p>
      <text:p text:style-name="Preformatted_20_Text"><text:span text:style-name="Source_20_Text"><text:span text:style-name="T3"><text:s text:c="4"/>-v </text:span></text:span><text:span text:style-name="Source_20_Text"><text:span text:style-name="T9">$(pwd)</text:span></text:span><text:span text:style-name="Source_20_Text"><text:span text:style-name="T3">:/var/www/html </text:span></text:span><text:span text:style-name="Source_20_Text"><text:span text:style-name="T11">\</text:span></text:span></text:p>
      <text:p text:style-name="Preformatted_20_Text"><text:span text:style-name="Source_20_Text"><text:span text:style-name="T3"><text:s text:c="4"/>-w /var/www/html </text:span></text:span><text:span text:style-name="Source_20_Text"><text:span text:style-name="T11">\</text:span></text:span></text:p>
      <text:p text:style-name="Preformatted_20_Text"><text:span text:style-name="Source_20_Text"><text:span text:style-name="T3"><text:s text:c="4"/>laravelsail/php81-composer:latest </text:span></text:span><text:span text:style-name="Source_20_Text"><text:span text:style-name="T11">\</text:span></text:span></text:p>
      <text:p text:style-name="P3"><text:span text:style-name="Source_20_Text"><text:span text:style-name="T3"><text:s text:c="4"/>composer install </text:span></text:span><text:span text:style-name="Source_20_Text"><text:span text:style-name="T4">--ignore-platform-reqs</text:span></text:span></text:p>
      <text:p text:style-name="Text_20_body">When using the <text:span text:style-name="Source_20_Text">laravelsail/phpXX-composer</text:span> image, you should use the same version of PHP that you plan to use for your application (<text:span text:style-name="Source_20_Text">74</text:span>, <text:span text:style-name="Source_20_Text">80</text:span>, or <text:span text:style-name="Source_20_Text">81</text:span>).</text:p>
      <text:h text:style-name="Heading_20_3" text:outline-level="3"><text:bookmark text:name="executing-artisan-commands"/><text:a xlink:type="simple" xlink:href="https://laravel.com/docs/9.x/sail#executing-artisan-commands" text:style-name="Internet_20_link" text:visited-style-name="Visited_20_Internet_20_Link">Executing Artisan Commands</text:a></text:h>
      <text:p text:style-name="Text_20_body">Laravel Artisan commands may be executed using the <text:span text:style-name="Source_20_Text">artisan</text:span> command:</text:p>
      <text:p text:style-name="P3"><text:bookmark text:name="clipText-14"/><text:span text:style-name="Source_20_Text"><text:span text:style-name="T3">sail artisan queue:work</text:span></text:span></text:p>
      <text:h text:style-name="Heading_20_3" text:outline-level="3"><text:bookmark text:name="executing-node-npm-commands"/><text:a xlink:type="simple" xlink:href="https://laravel.com/docs/9.x/sail#executing-node-npm-commands" text:style-name="Internet_20_link" text:visited-style-name="Visited_20_Internet_20_Link">Executing Node / NPM Commands</text:a></text:h>
      <text:p text:style-name="Text_20_body">Node commands may be executed using the <text:span text:style-name="Source_20_Text">node</text:span> command while NPM commands may be executed using the <text:span text:style-name="Source_20_Text">npm</text:span> command:</text:p>
      <text:p text:style-name="Preformatted_20_Text"><text:bookmark text:name="clipText-15"/><text:span text:style-name="Source_20_Text"><text:span text:style-name="T3">sail node </text:span></text:span><text:span text:style-name="Source_20_Text"><text:span text:style-name="T4">--version</text:span></text:span></text:p>
      <text:p text:style-name="Preformatted_20_Text"><text:span text:style-name="Source_20_Text"><text:span text:style-name="T5"> </text:span></text:span></text:p>
      <text:p text:style-name="P3"><text:span text:style-name="Source_20_Text"><text:span text:style-name="T3">sail npm run prod</text:span></text:span></text:p>
      <text:p text:style-name="Text_20_body">If you wish, you may use Yarn instead of NPM:</text:p>
      <text:p text:style-name="P3"><text:bookmark text:name="clipText-16"/><text:span text:style-name="Source_20_Text"><text:span text:style-name="T3">sail yarn</text:span></text:span></text:p>
      <text:h text:style-name="Heading_20_2" text:outline-level="2"><text:bookmark text:name="interacting-with-sail-databases"/><text:a xlink:type="simple" xlink:href="https://laravel.com/docs/9.x/sail#interacting-with-sail-databases" text:style-name="Internet_20_link" text:visited-style-name="Visited_20_Internet_20_Link">Interacting With Databases</text:a></text:h>
      <text:h text:style-name="Heading_20_3" text:outline-level="3"><text:bookmark text:name="mysql"/><text:a xlink:type="simple" xlink:href="https://laravel.com/docs/9.x/sail#mysql" text:style-name="Internet_20_link" text:visited-style-name="Visited_20_Internet_20_Link">MySQL</text:a></text:h>
      <text:p text:style-name="Text_20_body">As you may have noticed, your application's <text:span text:style-name="Source_20_Text">docker-compose.yml</text:span> file contains an entry for a MySQL container. This container uses a <text:a xlink:type="simple" xlink:href="https://docs.docker.com/storage/volumes/" text:style-name="Internet_20_link" text:visited-style-name="Visited_20_Internet_20_Link">Docker volume</text:a> so that the data stored in your database is persisted even when stopping and restarting your containers. In addition, when the MySQL container is starting, it will ensure a database exists whose name matches the value of your <text:span text:style-name="Source_20_Text">DB_DATABASE</text:span> environment variable.</text:p>
      <text:p text:style-name="Text_20_body">Once you have started your containers, you may connect to the MySQL instance within your application by setting your <text:span text:style-name="Source_20_Text">DB_HOST</text:span> environment variable within your application's <text:span text:style-name="Source_20_Text">.env</text:span> file to <text:span text:style-name="Source_20_Text">mysql</text:span>.</text:p>
      <text:p text:style-name="Text_20_body"><text:soft-page-break/>To connect to your application's MySQL database from your local machine, you may use a graphical database management application such as <text:a xlink:type="simple" xlink:href="https://tableplus.com/" text:style-name="Internet_20_link" text:visited-style-name="Visited_20_Internet_20_Link">TablePlus</text:a>. By default, the MySQL database is accessible at <text:span text:style-name="Source_20_Text">localhost</text:span> port 3306.</text:p>
      <text:h text:style-name="Heading_20_3" text:outline-level="3"><text:bookmark text:name="redis"/><text:a xlink:type="simple" xlink:href="https://laravel.com/docs/9.x/sail#redis" text:style-name="Internet_20_link" text:visited-style-name="Visited_20_Internet_20_Link">Redis</text:a></text:h>
      <text:p text:style-name="Text_20_body">Your application's <text:span text:style-name="Source_20_Text">docker-compose.yml</text:span> file also contains an entry for a <text:a xlink:type="simple" xlink:href="https://redis.io/" text:style-name="Internet_20_link" text:visited-style-name="Visited_20_Internet_20_Link">Redis</text:a> container. This container uses a <text:a xlink:type="simple" xlink:href="https://docs.docker.com/storage/volumes/" text:style-name="Internet_20_link" text:visited-style-name="Visited_20_Internet_20_Link">Docker volume</text:a> so that the data stored in your Redis data is persisted even when stopping and restarting your containers. Once you have started your containers, you may connect to the Redis instance within your application by setting your <text:span text:style-name="Source_20_Text">REDIS_HOST</text:span> environment variable within your application's <text:span text:style-name="Source_20_Text">.env</text:span> file to <text:span text:style-name="Source_20_Text">redis</text:span>.</text:p>
      <text:p text:style-name="Text_20_body">To connect to your application's Redis database from your local machine, you may use a graphical database management application such as <text:a xlink:type="simple" xlink:href="https://tableplus.com/" text:style-name="Internet_20_link" text:visited-style-name="Visited_20_Internet_20_Link">TablePlus</text:a>. By default, the Redis database is accessible at <text:span text:style-name="Source_20_Text">localhost</text:span> port 6379.</text:p>
      <text:h text:style-name="Heading_20_3" text:outline-level="3"><text:bookmark text:name="meilisearch"/><text:a xlink:type="simple" xlink:href="https://laravel.com/docs/9.x/sail#meilisearch" text:style-name="Internet_20_link" text:visited-style-name="Visited_20_Internet_20_Link">MeiliSearch</text:a></text:h>
      <text:p text:style-name="Text_20_body">If you chose to install the <text:a xlink:type="simple" xlink:href="https://www.meilisearch.com/" text:style-name="Internet_20_link" text:visited-style-name="Visited_20_Internet_20_Link">MeiliSearch</text:a> service when installing Sail, your application's <text:span text:style-name="Source_20_Text">docker-compose.yml</text:span> file will contain an entry for this powerful search-engine that is <text:a xlink:type="simple" xlink:href="https://github.com/meilisearch/meilisearch-laravel-scout" text:style-name="Internet_20_link" text:visited-style-name="Visited_20_Internet_20_Link">compatible</text:a> with <text:a xlink:type="simple" xlink:href="https://laravel.com/docs/9.x/scout" text:style-name="Internet_20_link" text:visited-style-name="Visited_20_Internet_20_Link">Laravel Scout</text:a>. Once you have started your containers, you may connect to the MeiliSearch instance within your application by setting your <text:span text:style-name="Source_20_Text">MEILISEARCH_HOST</text:span> environment variable to <text:span text:style-name="Source_20_Text">http://meilisearch:7700</text:span>.</text:p>
      <text:p text:style-name="Text_20_body">From your local machine, you may access MeiliSearch's web based administration panel by navigating to <text:span text:style-name="Source_20_Text">http://localhost:7700</text:span> in your web browser.</text:p>
      <text:h text:style-name="Heading_20_2" text:outline-level="2"><text:bookmark text:name="file-storage"/><text:a xlink:type="simple" xlink:href="https://laravel.com/docs/9.x/sail#file-storage" text:style-name="Internet_20_link" text:visited-style-name="Visited_20_Internet_20_Link">File Storage</text:a></text:h>
      <text:p text:style-name="Text_20_body">If you plan to use Amazon S3 to store files while running your application in its production environment, you may wish to install the <text:a xlink:type="simple" xlink:href="https://min.io/" text:style-name="Internet_20_link" text:visited-style-name="Visited_20_Internet_20_Link">MinIO</text:a> service when installing Sail. MinIO provides an S3 compatible API that you may use to develop locally using Laravel's <text:span text:style-name="Source_20_Text">s3</text:span> file storage driver without creating "test" storage buckets in your production S3 environment. If you choose to install MinIO while installing Sail, a MinIO configuration section will be added to your application's <text:span text:style-name="Source_20_Text">docker-compose.yml</text:span> file.</text:p>
      <text:p text:style-name="Text_20_body">By default, your application's <text:span text:style-name="Source_20_Text">filesystems</text:span> configuration file already contains a disk configuration for the <text:span text:style-name="Source_20_Text">s3</text:span> disk. In addition to using this disk to interact with Amazon S3, you may use it to interact with any S3 compatible file storage service such as MinIO by simply modifying the associated environment variables that control its configuration. For example, when using MinIO, your filesystem environment variable configuration should be defined as follows:</text:p>
      <text:p text:style-name="Preformatted_20_Text"><text:bookmark text:name="clipText-17"/><text:span text:style-name="Source_20_Text"><text:span text:style-name="T6">FILESYSTEM_DISK</text:span></text:span><text:span text:style-name="Source_20_Text"><text:span text:style-name="T3">=s3</text:span></text:span></text:p>
      <text:p text:style-name="Preformatted_20_Text"><text:span text:style-name="Source_20_Text"><text:span text:style-name="T6">AWS_ACCESS_KEY_ID</text:span></text:span><text:span text:style-name="Source_20_Text"><text:span text:style-name="T3">=sail</text:span></text:span></text:p>
      <text:p text:style-name="Preformatted_20_Text"><text:span text:style-name="Source_20_Text"><text:span text:style-name="T6">AWS_SECRET_ACCESS_KEY</text:span></text:span><text:span text:style-name="Source_20_Text"><text:span text:style-name="T3">=password</text:span></text:span></text:p>
      <text:p text:style-name="Preformatted_20_Text"><text:span text:style-name="Source_20_Text"><text:span text:style-name="T6">AWS_DEFAULT_REGION</text:span></text:span><text:span text:style-name="Source_20_Text"><text:span text:style-name="T3">=us-east-1</text:span></text:span></text:p>
      <text:p text:style-name="Preformatted_20_Text"><text:span text:style-name="Source_20_Text"><text:span text:style-name="T6">AWS_BUCKET</text:span></text:span><text:span text:style-name="Source_20_Text"><text:span text:style-name="T3">=local</text:span></text:span></text:p>
      <text:p text:style-name="Preformatted_20_Text"><text:span text:style-name="Source_20_Text"><text:span text:style-name="T6">AWS_ENDPOINT</text:span></text:span><text:span text:style-name="Source_20_Text"><text:span text:style-name="T3">=http://minio:9000</text:span></text:span></text:p>
      <text:p text:style-name="P3"><text:span text:style-name="Source_20_Text"><text:span text:style-name="T6">AWS_USE_PATH_STYLE_ENDPOINT</text:span></text:span><text:span text:style-name="Source_20_Text"><text:span text:style-name="T3">=true</text:span></text:span></text:p>
      <text:h text:style-name="Heading_20_2" text:outline-level="2"><text:bookmark text:name="running-tests"/><text:soft-page-break/><text:a xlink:type="simple" xlink:href="https://laravel.com/docs/9.x/sail#running-tests" text:style-name="Internet_20_link" text:visited-style-name="Visited_20_Internet_20_Link">Running Tests</text:a></text:h>
      <text:p text:style-name="Text_20_body">Laravel provides amazing testing support out of the box, and you may use Sail's <text:span text:style-name="Source_20_Text">test</text:span> command to run your applications <text:a xlink:type="simple" xlink:href="https://laravel.com/docs/9.x/testing" text:style-name="Internet_20_link" text:visited-style-name="Visited_20_Internet_20_Link">feature and unit tests</text:a>. Any CLI options that are accepted by PHPUnit may also be passed to the <text:span text:style-name="Source_20_Text">test</text:span> command:</text:p>
      <text:p text:style-name="Preformatted_20_Text"><text:bookmark text:name="clipText-18"/><text:span text:style-name="Source_20_Text"><text:span text:style-name="T3">sail test</text:span></text:span></text:p>
      <text:p text:style-name="Preformatted_20_Text"><text:span text:style-name="Source_20_Text"><text:span text:style-name="T5"> </text:span></text:span></text:p>
      <text:p text:style-name="P3"><text:span text:style-name="Source_20_Text"><text:span text:style-name="T3">sail test </text:span></text:span><text:span text:style-name="Source_20_Text"><text:span text:style-name="T4">--group</text:span></text:span><text:span text:style-name="Source_20_Text"><text:span text:style-name="T3"> orders</text:span></text:span></text:p>
      <text:p text:style-name="Text_20_body">The Sail <text:span text:style-name="Source_20_Text">test</text:span> command is equivalent to running the <text:span text:style-name="Source_20_Text">test</text:span> Artisan command:</text:p>
      <text:p text:style-name="P3"><text:bookmark text:name="clipText-19"/><text:span text:style-name="Source_20_Text"><text:span text:style-name="T3">sail artisan test</text:span></text:span></text:p>
      <text:h text:style-name="Heading_20_3" text:outline-level="3"><text:bookmark text:name="laravel-dusk"/><text:a xlink:type="simple" xlink:href="https://laravel.com/docs/9.x/sail#laravel-dusk" text:style-name="Internet_20_link" text:visited-style-name="Visited_20_Internet_20_Link">Laravel Dusk</text:a></text:h>
      <text:p text:style-name="Text_20_body"><text:a xlink:type="simple" xlink:href="https://laravel.com/docs/9.x/dusk" text:style-name="Internet_20_link" text:visited-style-name="Visited_20_Internet_20_Link">Laravel Dusk</text:a> provides an expressive, easy-to-use browser automation and testing API. Thanks to Sail, you may run these tests without ever installing Selenium or other tools on your local computer. To get started, uncomment the Selenium service in your application's <text:span text:style-name="Source_20_Text">docker-compose.yml</text:span> file:</text:p>
      <text:p text:style-name="Preformatted_20_Text"><text:bookmark text:name="clipText-20"/><text:span text:style-name="Source_20_Text"><text:span text:style-name="T12">selenium</text:span></text:span><text:span text:style-name="Source_20_Text"><text:span text:style-name="T3">:</text:span></text:span></text:p>
      <text:p text:style-name="Preformatted_20_Text"><text:span text:style-name="Source_20_Text"><text:span text:style-name="T3"><text:s text:c="4"/></text:span></text:span><text:span text:style-name="Source_20_Text"><text:span text:style-name="T12">image</text:span></text:span><text:span text:style-name="Source_20_Text"><text:span text:style-name="T3">: </text:span></text:span><text:span text:style-name="Source_20_Text"><text:span text:style-name="T8">'</text:span></text:span><text:span text:style-name="Source_20_Text"><text:span text:style-name="T9">selenium/standalone-chrome</text:span></text:span><text:span text:style-name="Source_20_Text"><text:span text:style-name="T8">'</text:span></text:span></text:p>
      <text:p text:style-name="Preformatted_20_Text"><text:span text:style-name="Source_20_Text"><text:span text:style-name="T3"><text:s text:c="4"/></text:span></text:span><text:span text:style-name="Source_20_Text"><text:span text:style-name="T12">volumes</text:span></text:span><text:span text:style-name="Source_20_Text"><text:span text:style-name="T3">:</text:span></text:span></text:p>
      <text:p text:style-name="Preformatted_20_Text"><text:span text:style-name="Source_20_Text"><text:span text:style-name="T3"><text:s text:c="8"/>- </text:span></text:span><text:span text:style-name="Source_20_Text"><text:span text:style-name="T8">'</text:span></text:span><text:span text:style-name="Source_20_Text"><text:span text:style-name="T9">/dev/shm:/dev/shm</text:span></text:span><text:span text:style-name="Source_20_Text"><text:span text:style-name="T8">'</text:span></text:span></text:p>
      <text:p text:style-name="Preformatted_20_Text"><text:span text:style-name="Source_20_Text"><text:span text:style-name="T3"><text:s text:c="4"/></text:span></text:span><text:span text:style-name="Source_20_Text"><text:span text:style-name="T12">networks</text:span></text:span><text:span text:style-name="Source_20_Text"><text:span text:style-name="T3">:</text:span></text:span></text:p>
      <text:p text:style-name="P3"><text:span text:style-name="Source_20_Text"><text:span text:style-name="T3"><text:s text:c="8"/>- sail</text:span></text:span></text:p>
      <text:p text:style-name="Text_20_body">Next, ensure that the <text:span text:style-name="Source_20_Text">laravel.test</text:span> service in your application's <text:span text:style-name="Source_20_Text">docker-compose.yml</text:span> file has a <text:span text:style-name="Source_20_Text">depends_on</text:span> entry for <text:span text:style-name="Source_20_Text">selenium</text:span>:</text:p>
      <text:p text:style-name="Preformatted_20_Text"><text:bookmark text:name="clipText-21"/><text:span text:style-name="Source_20_Text"><text:span text:style-name="T12">depends_on</text:span></text:span><text:span text:style-name="Source_20_Text"><text:span text:style-name="T3">:</text:span></text:span></text:p>
      <text:p text:style-name="Preformatted_20_Text"><text:span text:style-name="Source_20_Text"><text:span text:style-name="T3"><text:s text:c="4"/>- mysql</text:span></text:span></text:p>
      <text:p text:style-name="Preformatted_20_Text"><text:span text:style-name="Source_20_Text"><text:span text:style-name="T3"><text:s text:c="4"/>- redis</text:span></text:span></text:p>
      <text:p text:style-name="P3"><text:span text:style-name="Source_20_Text"><text:span text:style-name="T3"><text:s text:c="4"/>- selenium</text:span></text:span></text:p>
      <text:p text:style-name="Text_20_body">Finally, you may run your Dusk test suite by starting Sail and running the <text:span text:style-name="Source_20_Text">dusk</text:span> command:</text:p>
      <text:p text:style-name="P3"><text:bookmark text:name="clipText-22"/><text:span text:style-name="Source_20_Text"><text:span text:style-name="T3">sail dusk</text:span></text:span></text:p>
      <text:h text:style-name="Heading_20_4" text:outline-level="4"><text:bookmark text:name="selenium-on-apple-silicon"/><text:a xlink:type="simple" xlink:href="https://laravel.com/docs/9.x/sail#selenium-on-apple-silicon" text:style-name="Internet_20_link" text:visited-style-name="Visited_20_Internet_20_Link">Selenium On Apple Silicon</text:a></text:h>
      <text:p text:style-name="Text_20_body">If your local machine contains an Apple Silicon chip, your <text:span text:style-name="Source_20_Text">selenium</text:span> service must use the <text:span text:style-name="Source_20_Text">seleniarm/standalone-chromium</text:span> image:</text:p>
      <text:p text:style-name="Preformatted_20_Text"><text:bookmark text:name="clipText-23"/><text:span text:style-name="Source_20_Text"><text:span text:style-name="T12">selenium</text:span></text:span><text:span text:style-name="Source_20_Text"><text:span text:style-name="T3">:</text:span></text:span></text:p>
      <text:p text:style-name="Preformatted_20_Text"><text:span text:style-name="Source_20_Text"><text:span text:style-name="T3"><text:s text:c="4"/></text:span></text:span><text:span text:style-name="Source_20_Text"><text:span text:style-name="T12">image</text:span></text:span><text:span text:style-name="Source_20_Text"><text:span text:style-name="T3">: </text:span></text:span><text:span text:style-name="Source_20_Text"><text:span text:style-name="T8">'</text:span></text:span><text:span text:style-name="Source_20_Text"><text:span text:style-name="T9">seleniarm/standalone-chromium</text:span></text:span><text:span text:style-name="Source_20_Text"><text:span text:style-name="T8">'</text:span></text:span></text:p>
      <text:p text:style-name="Preformatted_20_Text"><text:span text:style-name="Source_20_Text"><text:span text:style-name="T3"><text:s text:c="4"/></text:span></text:span><text:span text:style-name="Source_20_Text"><text:span text:style-name="T12">volumes</text:span></text:span><text:span text:style-name="Source_20_Text"><text:span text:style-name="T3">:</text:span></text:span></text:p>
      <text:p text:style-name="Preformatted_20_Text"><text:span text:style-name="Source_20_Text"><text:span text:style-name="T3"><text:s text:c="8"/>- </text:span></text:span><text:span text:style-name="Source_20_Text"><text:span text:style-name="T8">'</text:span></text:span><text:span text:style-name="Source_20_Text"><text:span text:style-name="T9">/dev/shm:/dev/shm</text:span></text:span><text:span text:style-name="Source_20_Text"><text:span text:style-name="T8">'</text:span></text:span></text:p>
      <text:p text:style-name="Preformatted_20_Text"><text:span text:style-name="Source_20_Text"><text:span text:style-name="T3"><text:s text:c="4"/></text:span></text:span><text:span text:style-name="Source_20_Text"><text:span text:style-name="T12">networks</text:span></text:span><text:span text:style-name="Source_20_Text"><text:span text:style-name="T3">:</text:span></text:span></text:p>
      <text:p text:style-name="P3"><text:span text:style-name="Source_20_Text"><text:span text:style-name="T3"><text:s text:c="8"/>- sail</text:span></text:span></text:p>
      <text:h text:style-name="Heading_20_2" text:outline-level="2"><text:bookmark text:name="previewing-emails"/><text:soft-page-break/><text:a xlink:type="simple" xlink:href="https://laravel.com/docs/9.x/sail#previewing-emails" text:style-name="Internet_20_link" text:visited-style-name="Visited_20_Internet_20_Link">Previewing Emails</text:a></text:h>
      <text:p text:style-name="Text_20_body">Laravel Sail's default <text:span text:style-name="Source_20_Text">docker-compose.yml</text:span> file contains a service entry for <text:a xlink:type="simple" xlink:href="https://github.com/mailhog/MailHog" text:style-name="Internet_20_link" text:visited-style-name="Visited_20_Internet_20_Link">MailHog</text:a>. MailHog intercepts emails sent by your application during local development and provides a convenient web interface so that you can preview your email messages in your browser. When using Sail, MailHog's default host is <text:span text:style-name="Source_20_Text">mailhog</text:span> and is available via port 1025:</text:p>
      <text:p text:style-name="Preformatted_20_Text"><text:bookmark text:name="clipText-24"/><text:span text:style-name="Source_20_Text"><text:span text:style-name="T6">MAIL_HOST</text:span></text:span><text:span text:style-name="Source_20_Text"><text:span text:style-name="T3">=mailhog</text:span></text:span></text:p>
      <text:p text:style-name="Preformatted_20_Text"><text:span text:style-name="Source_20_Text"><text:span text:style-name="T6">MAIL_PORT</text:span></text:span><text:span text:style-name="Source_20_Text"><text:span text:style-name="T3">=1025</text:span></text:span></text:p>
      <text:p text:style-name="P3"><text:span text:style-name="Source_20_Text"><text:span text:style-name="T6">MAIL_ENCRYPTION</text:span></text:span><text:span text:style-name="Source_20_Text"><text:span text:style-name="T3">=null</text:span></text:span></text:p>
      <text:p text:style-name="Text_20_body">When Sail is running, you may access the MailHog web interface at: <text:a xlink:type="simple" xlink:href="http://localhost:8025/" text:style-name="Internet_20_link" text:visited-style-name="Visited_20_Internet_20_Link">http://localhost:8025</text:a></text:p>
      <text:h text:style-name="Heading_20_2" text:outline-level="2"><text:bookmark text:name="sail-container-cli"/><text:a xlink:type="simple" xlink:href="https://laravel.com/docs/9.x/sail#sail-container-cli" text:style-name="Internet_20_link" text:visited-style-name="Visited_20_Internet_20_Link">Container CLI</text:a></text:h>
      <text:p text:style-name="Text_20_body">Sometimes you may wish to start a Bash session within your application's container. You may use the <text:span text:style-name="Source_20_Text">shell</text:span> command to connect to your application's container, allowing you to inspect its files and installed services as well execute arbitrary shell commands within the container:</text:p>
      <text:p text:style-name="Preformatted_20_Text"><text:bookmark text:name="clipText-25"/><text:span text:style-name="Source_20_Text"><text:span text:style-name="T3">sail shell</text:span></text:span></text:p>
      <text:p text:style-name="Preformatted_20_Text"><text:span text:style-name="Source_20_Text"><text:span text:style-name="T5"> </text:span></text:span></text:p>
      <text:p text:style-name="P3"><text:span text:style-name="Source_20_Text"><text:span text:style-name="T3">sail root-shell</text:span></text:span></text:p>
      <text:p text:style-name="Text_20_body">To start a new <text:a xlink:type="simple" xlink:href="https://github.com/laravel/tinker" text:style-name="Internet_20_link" text:visited-style-name="Visited_20_Internet_20_Link">Laravel Tinker</text:a> session, you may execute the <text:span text:style-name="Source_20_Text">tinker</text:span> command:</text:p>
      <text:p text:style-name="P3"><text:bookmark text:name="clipText-26"/><text:span text:style-name="Source_20_Text"><text:span text:style-name="T3">sail tinker</text:span></text:span></text:p>
      <text:h text:style-name="Heading_20_2" text:outline-level="2"><text:bookmark text:name="sail-php-versions"/><text:a xlink:type="simple" xlink:href="https://laravel.com/docs/9.x/sail#sail-php-versions" text:style-name="Internet_20_link" text:visited-style-name="Visited_20_Internet_20_Link">PHP Versions</text:a></text:h>
      <text:p text:style-name="Text_20_body">Sail currently supports serving your application via PHP 8.1, PHP 8.0, or PHP 7.4. The default PHP version used by Sail is currently PHP 8.1. To change the PHP version that is used to serve your application, you should update the <text:span text:style-name="Source_20_Text">build</text:span> definition of the <text:span text:style-name="Source_20_Text">laravel.test</text:span> container in your application's <text:span text:style-name="Source_20_Text">docker-compose.yml</text:span> file:</text:p>
      <text:p text:style-name="Preformatted_20_Text"><text:bookmark text:name="clipText-27"/><text:span text:style-name="Source_20_Text"><text:span text:style-name="T10"># PHP 8.1</text:span></text:span></text:p>
      <text:p text:style-name="Preformatted_20_Text"><text:span text:style-name="Source_20_Text"><text:span text:style-name="T12">context</text:span></text:span><text:span text:style-name="Source_20_Text"><text:span text:style-name="T3">: ./vendor/laravel/sail/runtimes/8.1</text:span></text:span></text:p>
      <text:p text:style-name="Preformatted_20_Text"><text:span text:style-name="Source_20_Text"><text:span text:style-name="T5"> </text:span></text:span></text:p>
      <text:p text:style-name="Preformatted_20_Text"><text:span text:style-name="Source_20_Text"><text:span text:style-name="T10"># PHP 8.0</text:span></text:span></text:p>
      <text:p text:style-name="Preformatted_20_Text"><text:span text:style-name="Source_20_Text"><text:span text:style-name="T12">context</text:span></text:span><text:span text:style-name="Source_20_Text"><text:span text:style-name="T3">: ./vendor/laravel/sail/runtimes/8.0</text:span></text:span></text:p>
      <text:p text:style-name="Preformatted_20_Text"><text:span text:style-name="Source_20_Text"><text:span text:style-name="T5"> </text:span></text:span></text:p>
      <text:p text:style-name="Preformatted_20_Text"><text:span text:style-name="Source_20_Text"><text:span text:style-name="T10"># PHP 7.4</text:span></text:span></text:p>
      <text:p text:style-name="P3"><text:span text:style-name="Source_20_Text"><text:span text:style-name="T12">context</text:span></text:span><text:span text:style-name="Source_20_Text"><text:span text:style-name="T3">: ./vendor/laravel/sail/runtimes/7.4</text:span></text:span></text:p>
      <text:p text:style-name="Text_20_body">In addition, you may wish to update your <text:span text:style-name="Source_20_Text">image</text:span> name to reflect the version of PHP being used by your application. This option is also defined in your application's <text:span text:style-name="Source_20_Text">docker-compose.yml</text:span> file:</text:p>
      <text:p text:style-name="P3"><text:bookmark text:name="clipText-28"/><text:span text:style-name="Source_20_Text"><text:span text:style-name="T12">image</text:span></text:span><text:span text:style-name="Source_20_Text"><text:span text:style-name="T3">: sail-8.1/app</text:span></text:span></text:p>
      <text:p text:style-name="Text_20_body">After updating your application's <text:span text:style-name="Source_20_Text">docker-compose.yml</text:span> file, you should rebuild your container images:</text:p>
      <text:p text:style-name="Preformatted_20_Text"><text:bookmark text:name="clipText-29"/><text:span text:style-name="Source_20_Text"><text:span text:style-name="T3">sail build </text:span></text:span><text:span text:style-name="Source_20_Text"><text:span text:style-name="T4">--no-cache</text:span></text:span></text:p>
      <text:p text:style-name="Preformatted_20_Text"><text:span text:style-name="Source_20_Text"><text:span text:style-name="T5"> </text:span></text:span></text:p>
      <text:p text:style-name="P3"><text:span text:style-name="Source_20_Text"><text:span text:style-name="T3">sail up</text:span></text:span></text:p>
      <text:h text:style-name="Heading_20_2" text:outline-level="2"><text:bookmark text:name="sail-node-versions"/><text:soft-page-break/><text:a xlink:type="simple" xlink:href="https://laravel.com/docs/9.x/sail#sail-node-versions" text:style-name="Internet_20_link" text:visited-style-name="Visited_20_Internet_20_Link">Node Versions</text:a></text:h>
      <text:p text:style-name="Text_20_body">Sail installs Node 16 by default. To change the Node version that is installed when building your images, you may update the <text:span text:style-name="Source_20_Text">build.args</text:span> definition of the <text:span text:style-name="Source_20_Text">laravel.test</text:span> service in your application's <text:span text:style-name="Source_20_Text">docker-compose.yml</text:span> file:</text:p>
      <text:p text:style-name="Preformatted_20_Text"><text:bookmark text:name="clipText-30"/><text:span text:style-name="Source_20_Text"><text:span text:style-name="T12">build</text:span></text:span><text:span text:style-name="Source_20_Text"><text:span text:style-name="T3">:</text:span></text:span></text:p>
      <text:p text:style-name="Preformatted_20_Text"><text:span text:style-name="Source_20_Text"><text:span text:style-name="T3"><text:s text:c="4"/></text:span></text:span><text:span text:style-name="Source_20_Text"><text:span text:style-name="T12">args</text:span></text:span><text:span text:style-name="Source_20_Text"><text:span text:style-name="T3">:</text:span></text:span></text:p>
      <text:p text:style-name="Preformatted_20_Text"><text:span text:style-name="Source_20_Text"><text:span text:style-name="T3"><text:s text:c="8"/></text:span></text:span><text:span text:style-name="Source_20_Text"><text:span text:style-name="T12">WWWGROUP</text:span></text:span><text:span text:style-name="Source_20_Text"><text:span text:style-name="T3">: </text:span></text:span><text:span text:style-name="Source_20_Text"><text:span text:style-name="T8">'</text:span></text:span><text:span text:style-name="Source_20_Text"><text:span text:style-name="T9">${WWWGROUP}</text:span></text:span><text:span text:style-name="Source_20_Text"><text:span text:style-name="T8">'</text:span></text:span></text:p>
      <text:p text:style-name="P3"><text:span text:style-name="Source_20_Text"><text:span text:style-name="T3"><text:s text:c="8"/></text:span></text:span><text:span text:style-name="Source_20_Text"><text:span text:style-name="T12">NODE_VERSION</text:span></text:span><text:span text:style-name="Source_20_Text"><text:span text:style-name="T3">: </text:span></text:span><text:span text:style-name="Source_20_Text"><text:span text:style-name="T8">'</text:span></text:span><text:span text:style-name="Source_20_Text"><text:span text:style-name="T9">14</text:span></text:span><text:span text:style-name="Source_20_Text"><text:span text:style-name="T8">'</text:span></text:span></text:p>
      <text:p text:style-name="Text_20_body">After updating your application's <text:span text:style-name="Source_20_Text">docker-compose.yml</text:span> file, you should rebuild your container images:</text:p>
      <text:p text:style-name="Preformatted_20_Text"><text:bookmark text:name="clipText-31"/><text:span text:style-name="Source_20_Text"><text:span text:style-name="T3">sail build </text:span></text:span><text:span text:style-name="Source_20_Text"><text:span text:style-name="T4">--no-cache</text:span></text:span></text:p>
      <text:p text:style-name="Preformatted_20_Text"><text:span text:style-name="Source_20_Text"><text:span text:style-name="T5"> </text:span></text:span></text:p>
      <text:p text:style-name="P3"><text:span text:style-name="Source_20_Text"><text:span text:style-name="T3">sail up</text:span></text:span></text:p>
      <text:h text:style-name="Heading_20_2" text:outline-level="2"><text:bookmark text:name="sharing-your-site"/><text:a xlink:type="simple" xlink:href="https://laravel.com/docs/9.x/sail#sharing-your-site" text:style-name="Internet_20_link" text:visited-style-name="Visited_20_Internet_20_Link">Sharing Your Site</text:a></text:h>
      <text:p text:style-name="Text_20_body">Sometimes you may need to share your site publicly in order to preview your site for a colleague or to test webhook integrations with your application. To share your site, you may use the <text:span text:style-name="Source_20_Text">share</text:span> command. After executing this command, you will be issued a random <text:span text:style-name="Source_20_Text">laravel-sail.site</text:span> URL that you may use to access your application:</text:p>
      <text:p text:style-name="P3"><text:bookmark text:name="clipText-32"/><text:span text:style-name="Source_20_Text"><text:span text:style-name="T3">sail share</text:span></text:span></text:p>
      <text:p text:style-name="Text_20_body">When sharing your site via the <text:span text:style-name="Source_20_Text">share</text:span> command, you should configure your application's trusted proxies within the <text:span text:style-name="Source_20_Text">TrustProxies</text:span> middleware. Otherwise, URL generation helpers such as <text:span text:style-name="Source_20_Text">url</text:span> and <text:span text:style-name="Source_20_Text">route</text:span> will be unable to determine the correct HTTP host that should be used during URL generation:</text:p>
      <text:p text:style-name="P2"><text:bookmark text:name="clipText-33"/><text:span text:style-name="Source_20_Text"><text:span text:style-name="T5">/**</text:span></text:span></text:p>
      <text:p text:style-name="P2"><text:span text:style-name="Source_20_Text"><text:span text:style-name="T5"><text:s/>* The trusted proxies for this application.</text:span></text:span></text:p>
      <text:p text:style-name="P2"><text:span text:style-name="Source_20_Text"><text:span text:style-name="T5"><text:s/>*</text:span></text:span></text:p>
      <text:p text:style-name="Preformatted_20_Text"><text:span text:style-name="Source_20_Text"><text:span text:style-name="T10"><text:s/>* </text:span></text:span><text:span text:style-name="Source_20_Text"><text:span text:style-name="T6">@var</text:span></text:span><text:span text:style-name="Source_20_Text"><text:span text:style-name="T10"> </text:span></text:span><text:span text:style-name="Source_20_Text"><text:span text:style-name="T6">array</text:span></text:span><text:span text:style-name="Source_20_Text"><text:span text:style-name="T10">|</text:span></text:span><text:span text:style-name="Source_20_Text"><text:span text:style-name="T6">string</text:span></text:span><text:span text:style-name="Source_20_Text"><text:span text:style-name="T10">|</text:span></text:span><text:span text:style-name="Source_20_Text"><text:span text:style-name="T6">null</text:span></text:span></text:p>
      <text:p text:style-name="Preformatted_20_Text"><text:span text:style-name="Source_20_Text"><text:span text:style-name="T10"><text:s/>*/</text:span></text:span></text:p>
      <text:p text:style-name="P3"><text:span text:style-name="Source_20_Text"><text:span text:style-name="T6">protected</text:span></text:span><text:span text:style-name="Source_20_Text"><text:span text:style-name="T3"> </text:span></text:span><text:span text:style-name="Source_20_Text"><text:span text:style-name="T13">$proxies</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3">;</text:span></text:span></text:p>
      <text:p text:style-name="Text_20_body">If you would like to choose the subdomain for your shared site, you may provide the <text:span text:style-name="Source_20_Text">subdomain</text:span> option when executing the <text:span text:style-name="Source_20_Text">share</text:span> command:</text:p>
      <text:p text:style-name="P3"><text:bookmark text:name="clipText-34"/><text:span text:style-name="Source_20_Text"><text:span text:style-name="T3">sail share </text:span></text:span><text:span text:style-name="Source_20_Text"><text:span text:style-name="T4">--subdomain=my-sail-site</text:span></text:span></text:p>
      <text:p text:style-name="Quotations"><draw:frame draw:style-name="fr2" draw:name="Figura1" text:anchor-type="as-char" svg:width="1.997cm" svg:height="0.998cm" draw:z-index="4"><draw:image xlink:href="https://laravel.com/img/callouts/lightbulb.min.svg" xlink:type="simple" xlink:show="embed" xlink:actuate="onLoad"/></draw:frame></text:p>
      <text:p text:style-name="Quotations">The <text:span text:style-name="Source_20_Text">share</text:span> command is powered by <text:a xlink:type="simple" xlink:href="https://github.com/beyondcode/expose" text:style-name="Internet_20_link" text:visited-style-name="Visited_20_Internet_20_Link">Expose</text:a>, an open source tunneling service by <text:a xlink:type="simple" xlink:href="https://beyondco.de/" text:style-name="Internet_20_link" text:visited-style-name="Visited_20_Internet_20_Link">BeyondCode</text:a>.</text:p>
      <text:h text:style-name="Heading_20_2" text:outline-level="2"><text:bookmark text:name="debugging-with-xdebug"/><text:soft-page-break/><text:a xlink:type="simple" xlink:href="https://laravel.com/docs/9.x/sail#debugging-with-xdebug" text:style-name="Internet_20_link" text:visited-style-name="Visited_20_Internet_20_Link">Debugging With Xdebug</text:a></text:h>
      <text:p text:style-name="Text_20_body">Laravel Sail's Docker configuration includes support for <text:a xlink:type="simple" xlink:href="https://xdebug.org/" text:style-name="Internet_20_link" text:visited-style-name="Visited_20_Internet_20_Link">Xdebug</text:a>, a popular and powerful debugger for PHP. In order to enable Xdebug, you will need to add a few variables to your application's <text:span text:style-name="Source_20_Text">.env</text:span> file to <text:a xlink:type="simple" xlink:href="https://xdebug.org/docs/step_debug#mode" text:style-name="Internet_20_link" text:visited-style-name="Visited_20_Internet_20_Link">configure Xdebug</text:a>. To enable Xdebug you must set the appropriate mode(s) before starting Sail:</text:p>
      <text:p text:style-name="P3"><text:bookmark text:name="clipText-35"/><text:span text:style-name="Source_20_Text"><text:span text:style-name="T6">SAIL_XDEBUG_MODE</text:span></text:span><text:span text:style-name="Source_20_Text"><text:span text:style-name="T3">=develop,debug</text:span></text:span></text:p>
      <text:h text:style-name="Heading_20_4" text:outline-level="4">Linux Host IP Configuration</text:h>
      <text:p text:style-name="Text_20_body">Internally, the <text:span text:style-name="Source_20_Text">XDEBUG_CONFIG</text:span> environment variable is defined as <text:span text:style-name="Source_20_Text">client_host=host.docker.internal</text:span> so that Xdebug will be properly configured for Mac and Windows (WSL2). If your local machine is running Linux, you will need to manually define this environment variable.</text:p>
      <text:p text:style-name="Text_20_body">First, you should determine the correct host IP address to add to the environment variable by running the following command. Typically, the <text:span text:style-name="Source_20_Text">&lt;container-name&gt;</text:span> should be the name of the container that serves your application and often ends with <text:span text:style-name="Source_20_Text">_laravel.test_1</text:span>:</text:p>
      <text:p text:style-name="P3"><text:bookmark text:name="clipText-36"/><text:span text:style-name="Source_20_Text"><text:span text:style-name="T3">docker inspect </text:span></text:span><text:span text:style-name="Source_20_Text"><text:span text:style-name="T4">-f</text:span></text:span><text:span text:style-name="Source_20_Text"><text:span text:style-name="T3"> {{range.NetworkSettings.Networks}}{{.Gateway}}{{end}} </text:span></text:span><text:span text:style-name="Source_20_Text"><text:span text:style-name="T12">&lt;</text:span></text:span><text:span text:style-name="Source_20_Text"><text:span text:style-name="T3">container-name</text:span></text:span><text:span text:style-name="Source_20_Text"><text:span text:style-name="T12">&gt;</text:span></text:span></text:p>
      <text:p text:style-name="Text_20_body">Once you have obtained the correct host IP address, you should define the <text:span text:style-name="Source_20_Text">SAIL_XDEBUG_CONFIG</text:span> variable within your application's <text:span text:style-name="Source_20_Text">.env</text:span> file:</text:p>
      <text:p text:style-name="P3"><text:bookmark text:name="clipText-37"/><text:span text:style-name="Source_20_Text"><text:span text:style-name="T6">SAIL_XDEBUG_CONFIG</text:span></text:span><text:span text:style-name="Source_20_Text"><text:span text:style-name="T3">=</text:span></text:span><text:span text:style-name="Source_20_Text"><text:span text:style-name="T8">"</text:span></text:span><text:span text:style-name="Source_20_Text"><text:span text:style-name="T9">client_host=&lt;host-ip-address&gt;</text:span></text:span><text:span text:style-name="Source_20_Text"><text:span text:style-name="T8">"</text:span></text:span></text:p>
      <text:h text:style-name="Heading_20_3" text:outline-level="3"><text:bookmark text:name="xdebug-cli-usage"/><text:a xlink:type="simple" xlink:href="https://laravel.com/docs/9.x/sail#xdebug-cli-usage" text:style-name="Internet_20_link" text:visited-style-name="Visited_20_Internet_20_Link">Xdebug CLI Usage</text:a></text:h>
      <text:p text:style-name="Text_20_body">A <text:span text:style-name="Source_20_Text">sail debug</text:span> command may be used to start a debugging session when running an Artisan command:</text:p>
      <text:p text:style-name="Preformatted_20_Text"><text:bookmark text:name="clipText-38"/><text:span text:style-name="Source_20_Text"><text:span text:style-name="T10"># Run an Artisan command without Xdebug...</text:span></text:span></text:p>
      <text:p text:style-name="Preformatted_20_Text"><text:span text:style-name="Source_20_Text"><text:span text:style-name="T3">sail artisan migrate</text:span></text:span></text:p>
      <text:p text:style-name="Preformatted_20_Text"><text:span text:style-name="Source_20_Text"><text:span text:style-name="T5"> </text:span></text:span></text:p>
      <text:p text:style-name="Preformatted_20_Text"><text:span text:style-name="Source_20_Text"><text:span text:style-name="T10"># Run an Artisan command with Xdebug...</text:span></text:span></text:p>
      <text:p text:style-name="P3"><text:span text:style-name="Source_20_Text"><text:span text:style-name="T3">sail debug migrate</text:span></text:span></text:p>
      <text:h text:style-name="Heading_20_3" text:outline-level="3"><text:bookmark text:name="xdebug-browser-usage"/><text:a xlink:type="simple" xlink:href="https://laravel.com/docs/9.x/sail#xdebug-browser-usage" text:style-name="Internet_20_link" text:visited-style-name="Visited_20_Internet_20_Link">Xdebug Browser Usage</text:a></text:h>
      <text:p text:style-name="Text_20_body">To debug your application while interacting with the application via a web browser, follow the <text:a xlink:type="simple" xlink:href="https://xdebug.org/docs/step_debug#web-application" text:style-name="Internet_20_link" text:visited-style-name="Visited_20_Internet_20_Link">instructions provided by Xdebug</text:a> for initiating an Xdebug session from the web browser.</text:p>
      <text:p text:style-name="Text_20_body">If you're using PhpStorm, please review JetBrain's documentation regarding <text:a xlink:type="simple" xlink:href="https://www.jetbrains.com/help/phpstorm/zero-configuration-debugging.html" text:style-name="Internet_20_link" text:visited-style-name="Visited_20_Internet_20_Link">zero-configuration debugging</text:a>.</text:p>
      <text:p text:style-name="Quotations"><draw:frame draw:style-name="fr2" draw:name="Figura2" text:anchor-type="as-char" svg:width="1.997cm" svg:height="0.998cm" draw:z-index="5"><draw:image xlink:href="https://laravel.com/img/callouts/exclamation.min.svg" xlink:type="simple" xlink:show="embed" xlink:actuate="onLoad" draw:mime-type="image/svg+xml"/><draw:image xlink:href="Pictures/1000020100000007000000249BE333ABB78A3DF2.png" xlink:type="simple" xlink:show="embed" xlink:actuate="onLoad" draw:mime-type="image/png"/><svg:title>exclamation</svg:title></draw:frame></text:p>
      <text:p text:style-name="Quotations">Laravel Sail relies on <text:span text:style-name="Source_20_Text">artisan serve</text:span> to serve your application. The <text:span text:style-name="Source_20_Text">artisan serve</text:span> command only accepts the <text:span text:style-name="Source_20_Text">XDEBUG_CONFIG</text:span> and <text:span text:style-name="Source_20_Text">XDEBUG_MODE</text:span> variables as of Laravel version 8.53.0. Older versions of Laravel (8.52.0 and below) do not support these variables and will not accept debug connections.</text:p>
      <text:h text:style-name="Heading_20_2" text:outline-level="2"><text:bookmark text:name="sail-customization"/><text:soft-page-break/><text:a xlink:type="simple" xlink:href="https://laravel.com/docs/9.x/sail#sail-customization" text:style-name="Internet_20_link" text:visited-style-name="Visited_20_Internet_20_Link">Customization</text:a></text:h>
      <text:p text:style-name="Text_20_body">Since Sail is just Docker, you are free to customize nearly everything about it. To publish Sail's own Dockerfiles, you may execute the <text:span text:style-name="Source_20_Text">sail:publish</text:span> command:</text:p>
      <text:p text:style-name="P3"><text:bookmark text:name="clipText-39"/><text:span text:style-name="Source_20_Text"><text:span text:style-name="T3">sail artisan sail:publish</text:span></text:span></text:p>
      <text:p text:style-name="Text_20_body">After running this command, the Dockerfiles and other configuration files used by Laravel Sail will be placed within a <text:span text:style-name="Source_20_Text">docker</text:span> directory in your application's root directory. After customizing your Sail installation, you may wish to change the image name for the application container in your application's <text:span text:style-name="Source_20_Text">docker-compose.yml</text:span> file. After doing so, rebuild your application's containers using the <text:span text:style-name="Source_20_Text">build</text:span> command. Assigning a unique name to the application image is particularly important if you are using Sail to develop multiple Laravel applications on a single machine:</text:p>
      <text:p text:style-name="P3"><text:bookmark text:name="clipText-40"/><text:span text:style-name="Source_20_Text"><text:span text:style-name="T3">sail build </text:span></text:span><text:span text:style-name="Source_20_Text"><text:span text:style-name="T4">--no-cache</text:span></text:span></text:p>
      <text:section text:style-name="Sect1" text:name="docsScreen">
        <text:p text:style-name="Text_20_body"/>
        <text:section text:style-name="Sect1" text:name="main-content">
          <text:p text:style-name="Text_20_body"/>
        </text:section>
      </text:section>
      <text:p text:style-name="P11"><draw:a xlink:type="simple" xlink:href="https://laravel.com/"><draw:frame draw:style-name="fr1" draw:name="Figura3" text:anchor-type="as-char" svg:width="2.05cm" svg:height="1.051cm" draw:z-index="6"><draw:image xlink:href="https://laravel.com/img/logomark.min.svg" xlink:type="simple" xlink:show="embed" xlink:actuate="onLoad"/><svg:title>Laravel</svg:title></draw:frame></draw:a><text:a xlink:type="simple" xlink:href="https://laravel.com/" text:style-name="Internet_20_link" text:visited-style-name="Visited_20_Internet_20_Link"><text:s/></text:a></text:p>
      <text:p text:style-name="Standard"><text:a xlink:type="simple" xlink:href="https://laravel.com/docs/9.x/sail" text:style-name="Internet_20_link" text:visited-style-name="Visited_20_Internet_20_Link">https://laravel.com/docs/9.x/sai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5T15:55:17.987245270</meta:creation-date>
    <dc:date>2022-04-15T16:01:50.488835386</dc:date>
    <meta:editing-duration>PT6M35S</meta:editing-duration>
    <meta:editing-cycles>3</meta:editing-cycles>
    <meta:generator>LibreOffice/7.0.4.2$Linux_X86_64 LibreOffice_project/00$Build-2</meta:generator>
    <meta:document-statistic meta:table-count="0" meta:image-count="3" meta:object-count="0" meta:page-count="30" meta:paragraph-count="721" meta:word-count="9470" meta:character-count="60803" meta:non-whitespace-character-count="50986"/>
  </office:meta>
</office:document-meta>
</file>